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1.9451in"/>
    </style:style>
    <style:style style:name="Table1.C" style:family="table-column">
      <style:table-column-properties style:column-width="2.8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2.4993in"/>
    </style:style>
    <style:style style:name="Table2.B" style:family="table-column">
      <style:table-column-properties style:column-width="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2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2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8056in"/>
    </style:style>
    <style:style style:name="Table3.B" style:family="table-column">
      <style:table-column-properties style:column-width="1.6667in"/>
    </style:style>
    <style:style style:name="Table3.C" style:family="table-column">
      <style:table-column-properties style:column-width="3.02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3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3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666in"/>
    </style:style>
    <style:style style:name="Table4.B" style:family="table-column">
      <style:table-column-properties style:column-width="1.9451in"/>
    </style:style>
    <style:style style:name="Table4.C" style:family="table-column">
      <style:table-column-properties style:column-width="2.888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4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4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1.5271in"/>
    </style:style>
    <style:style style:name="Table5.B" style:family="table-column">
      <style:table-column-properties style:column-width="1.2507in"/>
    </style:style>
    <style:style style:name="Table5.C" style:family="table-column">
      <style:table-column-properties style:column-width="3.72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5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5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5271in"/>
    </style:style>
    <style:style style:name="Table6.B" style:family="table-column">
      <style:table-column-properties style:column-width="1.2507in"/>
    </style:style>
    <style:style style:name="Table6.C" style:family="table-column">
      <style:table-column-properties style:column-width="3.72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6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6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1.3889in"/>
    </style:style>
    <style:style style:name="Table7.B" style:family="table-column">
      <style:table-column-properties style:column-width="1.25in"/>
    </style:style>
    <style:style style:name="Table7.D" style:family="table-column">
      <style:table-column-properties style:column-width="2.610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7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7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0.6938in"/>
    </style:style>
    <style:style style:name="Table8.B" style:family="table-column">
      <style:table-column-properties style:column-width="1.1118in"/>
    </style:style>
    <style:style style:name="Table8.C" style:family="table-column">
      <style:table-column-properties style:column-width="2.2222in"/>
    </style:style>
    <style:style style:name="Table8.D" style:family="table-column">
      <style:table-column-properties style:column-width="2.47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8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8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0.5556in"/>
    </style:style>
    <style:style style:name="Table9.B" style:family="table-column">
      <style:table-column-properties style:column-width="1.6667in"/>
    </style:style>
    <style:style style:name="Table9.D" style:family="table-column">
      <style:table-column-properties style:column-width="2.610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9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9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1.1104in"/>
    </style:style>
    <style:style style:name="Table10.B" style:family="table-column">
      <style:table-column-properties style:column-width="1.6674in"/>
    </style:style>
    <style:style style:name="Table10.C" style:family="table-column">
      <style:table-column-properties style:column-width="1.9444in"/>
    </style:style>
    <style:style style:name="Table10.D" style:family="table-column">
      <style:table-column-properties style:column-width="1.777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0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0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1.9438in"/>
    </style:style>
    <style:style style:name="Table11.B" style:family="table-column">
      <style:table-column-properties style:column-width="1.2507in"/>
    </style:style>
    <style:style style:name="Table11.C" style:family="table-column">
      <style:table-column-properties style:column-width="3.305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1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1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2" style:family="table">
      <style:table-properties style:width="6.5in" fo:margin-left="0.0007in" fo:margin-top="0in" fo:margin-bottom="0in" table:align="left" style:writing-mode="page"/>
    </style:style>
    <style:style style:name="Table12.A" style:family="table-column">
      <style:table-column-properties style:column-width="1.3826in"/>
    </style:style>
    <style:style style:name="Table12.B" style:family="table-column">
      <style:table-column-properties style:column-width="0.9681in"/>
    </style:style>
    <style:style style:name="Table12.C" style:family="table-column">
      <style:table-column-properties style:column-width="4.149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2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2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3" style:family="table">
      <style:table-properties style:width="6.5in" fo:margin-left="0.0007in" fo:margin-top="0in" fo:margin-bottom="0in" table:align="left" style:writing-mode="page"/>
    </style:style>
    <style:style style:name="Table13.A" style:family="table-column">
      <style:table-column-properties style:column-width="1.1104in"/>
    </style:style>
    <style:style style:name="Table13.B" style:family="table-column">
      <style:table-column-properties style:column-width="1.25in"/>
    </style:style>
    <style:style style:name="Table13.C" style:family="table-column">
      <style:table-column-properties style:column-width="1.2507in"/>
    </style:style>
    <style:style style:name="Table13.D" style:family="table-column">
      <style:table-column-properties style:column-width="2.888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3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3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4" style:family="table">
      <style:table-properties style:width="6.5in" fo:margin-left="0.0007in" fo:margin-top="0in" fo:margin-bottom="0in" table:align="left" style:writing-mode="page"/>
    </style:style>
    <style:style style:name="Table14.A" style:family="table-column">
      <style:table-column-properties style:column-width="1.1104in"/>
    </style:style>
    <style:style style:name="Table14.B" style:family="table-column">
      <style:table-column-properties style:column-width="0.9028in"/>
    </style:style>
    <style:style style:name="Table14.E" style:family="table-column">
      <style:table-column-properties style:column-width="2.681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4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4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Table15" style:family="table">
      <style:table-properties style:width="6.5in" fo:margin-left="0.0007in" fo:margin-top="0in" fo:margin-bottom="0in" table:align="left" style:writing-mode="page"/>
    </style:style>
    <style:style style:name="Table15.A" style:family="table-column">
      <style:table-column-properties style:column-width="1.659in"/>
    </style:style>
    <style:style style:name="Table15.B" style:family="table-column">
      <style:table-column-properties style:column-width="0.6917in"/>
    </style:style>
    <style:style style:name="Table15.C" style:family="table-column">
      <style:table-column-properties style:column-width="4.149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1a1614" fo:padding-left="0.0833in" fo:padding-right="0.0833in" fo:padding-top="0.0556in" fo:padding-bottom="0.0556in" fo:border="0.1pt solid #d8cebf">
        <style:background-image/>
      </style:table-cell-properties>
    </style:style>
    <style:style style:name="Table15.A2" style:family="table-cell">
      <style:table-cell-properties style:vertical-align="middle" fo:background-color="#f5f0ea" fo:padding-left="0.0833in" fo:padding-right="0.0833in" fo:padding-top="0.0556in" fo:padding-bottom="0.0556in" fo:border="0.1pt solid #d8cebf">
        <style:background-image/>
      </style:table-cell-properties>
    </style:style>
    <style:style style:name="Table15.A3" style:family="table-cell">
      <style:table-cell-properties style:vertical-align="middle" fo:background-color="#ffffff" fo:padding-left="0.0833in" fo:padding-right="0.0833in" fo:padding-top="0.0556in" fo:padding-bottom="0.0556in" fo:border="0.1pt solid #d8cebf">
        <style:background-image/>
      </style:table-cell-properties>
    </style:style>
    <style:style style:name="P1" style:family="paragraph" style:parent-style-name="Standard">
      <style:paragraph-properties fo:margin-top="2in" fo:margin-bottom="0in" style:contextual-spacing="false"/>
    </style:style>
    <style:style style:name="P2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.0835in" style:contextual-spacing="false" fo:text-align="center" style:justify-single-word="false" fo:padding="0in" fo:border-left="none" fo:border-right="none" fo:border-top="0.99pt solid #b85c38" fo:border-bottom="0.99pt solid #b85c38"/>
    </style:style>
    <style:style style:name="P5" style:family="paragraph" style:parent-style-name="Standard">
      <style:paragraph-properties fo:margin-top="0.139in" fo:margin-bottom="0in" style:contextual-spacing="false"/>
    </style:style>
    <style:style style:name="P6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7" style:family="paragraph" style:parent-style-name="Heading_20_1">
      <style:paragraph-properties fo:margin-top="0in" fo:margin-bottom="0.1252in" style:contextual-spacing="false" fo:break-before="page"/>
    </style:style>
    <style:style style:name="P8" style:family="paragraph" style:parent-style-name="Standard">
      <style:paragraph-properties fo:margin-top="0.0555in" fo:margin-bottom="0in" style:contextual-spacing="false"/>
    </style:style>
    <style:style style:name="P9" style:family="paragraph" style:parent-style-name="Standard">
      <style:paragraph-properties fo:margin-top="0.0346in" fo:margin-bottom="0.0346in" style:contextual-spacing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top="0.0417in" fo:margin-bottom="0.0693in" style:contextual-spacing="false"/>
    </style:style>
    <style:style style:name="P11" style:family="paragraph" style:parent-style-name="Standard">
      <style:paragraph-properties fo:margin-top="0.0417in" fo:margin-bottom="0in" style:contextual-spacing="false"/>
    </style:style>
    <style:style style:name="P12" style:family="paragraph" style:parent-style-name="Standard">
      <style:paragraph-properties fo:margin-top="0.028in" fo:margin-bottom="0in" style:contextual-spacing="false"/>
    </style:style>
    <style:style style:name="P13" style:family="paragraph" style:parent-style-name="Standard">
      <style:paragraph-properties fo:margin-top="0.0417in" fo:margin-bottom="0.0417in" style:contextual-spacing="false" fo:text-align="start" style:justify-single-word="false"/>
    </style:style>
    <style:style style:name="P14" style:family="paragraph" style:parent-style-name="Standard">
      <loext:graphic-properties draw:fill="solid" draw:fill-color="#fdf8ed"/>
      <style:paragraph-properties fo:margin-left="0.25in" fo:margin-top="0.0693in" fo:margin-bottom="0.0693in" style:contextual-spacing="false" fo:background-color="#fdf8ed" fo:padding-left="0.111in" fo:padding-right="0in" fo:padding-top="0in" fo:padding-bottom="0in" fo:border-left="1.5pt solid #b89340" fo:border-right="none" fo:border-top="none" fo:border-bottom="none"/>
    </style:style>
    <style:style style:name="P15" style:family="paragraph" style:parent-style-name="Heading_20_3">
      <style:paragraph-properties fo:margin-top="0.139in" fo:margin-bottom="0.0555in" style:contextual-spacing="false"/>
    </style:style>
    <style:style style:name="P16" style:family="paragraph" style:parent-style-name="Standard">
      <loext:graphic-properties draw:fill="solid" draw:fill-color="#2a2420"/>
      <style:paragraph-properties fo:margin-left="0.25in" fo:margin-right="0.25in" fo:margin-top="0.0693in" fo:margin-bottom="0in" style:contextual-spacing="false" fo:background-color="#2a2420"/>
    </style:style>
    <style:style style:name="P17" style:family="paragraph" style:parent-style-name="Standard">
      <loext:graphic-properties draw:fill="solid" draw:fill-color="#2a2420"/>
      <style:paragraph-properties fo:margin-left="0.25in" fo:margin-right="0.25in" fo:margin-top="0in" fo:margin-bottom="0in" style:contextual-spacing="false" fo:background-color="#2a2420"/>
    </style:style>
    <style:style style:name="P18" style:family="paragraph" style:parent-style-name="Standard">
      <loext:graphic-properties draw:fill="solid" draw:fill-color="#2a2420"/>
      <style:paragraph-properties fo:margin-left="0.25in" fo:margin-right="0.25in" fo:margin-top="0in" fo:margin-bottom="0.0693in" style:contextual-spacing="false" fo:background-color="#2a2420"/>
    </style:style>
    <style:style style:name="P19" style:family="paragraph" style:parent-style-name="Heading_20_2">
      <style:paragraph-properties fo:margin-top="0.1945in" fo:margin-bottom="0.0835in" style:contextual-spacing="false" fo:padding-left="0in" fo:padding-right="0in" fo:padding-top="0in" fo:padding-bottom="0.0555in" fo:border-left="none" fo:border-right="none" fo:border-top="none" fo:border-bottom="0.51pt solid #b85c38"/>
    </style:style>
    <style:style style:name="P20" style:family="paragraph" style:parent-style-name="Standard">
      <loext:graphic-properties draw:fill="solid" draw:fill-color="#0d1117"/>
      <style:paragraph-properties fo:margin-left="0.25in" fo:margin-right="0.25in" fo:margin-top="0.0693in" fo:margin-bottom="0in" style:contextual-spacing="false" fo:background-color="#0d1117"/>
    </style:style>
    <style:style style:name="P21" style:family="paragraph" style:parent-style-name="Standard">
      <loext:graphic-properties draw:fill="solid" draw:fill-color="#0d1117"/>
      <style:paragraph-properties fo:margin-left="0.25in" fo:margin-right="0.25in" fo:margin-top="0in" fo:margin-bottom="0.0693in" style:contextual-spacing="false" fo:background-color="#0d1117"/>
    </style:style>
    <style:style style:name="P22" style:family="paragraph" style:parent-style-name="Standard">
      <loext:graphic-properties draw:fill="solid" draw:fill-color="#0d1117"/>
      <style:paragraph-properties fo:margin-left="0.25in" fo:margin-right="0.25in" fo:margin-top="0in" fo:margin-bottom="0in" style:contextual-spacing="false" fo:background-color="#0d1117"/>
    </style:style>
    <style:style style:name="P23" style:family="paragraph" style:parent-style-name="Standard">
      <loext:graphic-properties draw:fill="solid" draw:fill-color="#0d1117"/>
      <style:paragraph-properties fo:margin-left="0.25in" fo:margin-right="0.25in" fo:margin-top="0.0693in" fo:margin-bottom="0.0693in" style:contextual-spacing="false" fo:background-color="#0d1117"/>
    </style:style>
    <style:style style:name="P24" style:family="paragraph" style:parent-style-name="Standard">
      <loext:graphic-properties draw:fill="solid" draw:fill-color="#edf7f6"/>
      <style:paragraph-properties fo:margin-left="0.25in" fo:margin-top="0.0693in" fo:margin-bottom="0.0693in" style:contextual-spacing="false" fo:background-color="#edf7f6" fo:padding-left="0.111in" fo:padding-right="0in" fo:padding-top="0in" fo:padding-bottom="0in" fo:border-left="1.5pt solid #2a6b69" fo:border-right="none" fo:border-top="none" fo:border-bottom="none"/>
    </style:style>
    <style:style style:name="P25" style:family="paragraph" style:parent-style-name="Standard">
      <loext:graphic-properties draw:fill="solid" draw:fill-color="#fdf0ec"/>
      <style:paragraph-properties fo:margin-left="0.25in" fo:margin-top="0.0693in" fo:margin-bottom="0.0693in" style:contextual-spacing="false" fo:background-color="#fdf0ec" fo:padding-left="0.111in" fo:padding-right="0in" fo:padding-top="0in" fo:padding-bottom="0in" fo:border-left="1.5pt solid #b85c38" fo:border-right="none" fo:border-top="none" fo:border-bottom="none"/>
    </style:style>
    <style:style style:name="P26" style:family="paragraph" style:parent-style-name="List_20_Paragraph" style:list-style-name="WWNum2">
      <style:paragraph-properties fo:margin-left="0.5in" fo:margin-top="0.028in" fo:margin-bottom="0.028in" style:contextual-spacing="false" fo:text-indent="-0.25in" style:auto-text-indent="false"/>
    </style:style>
    <style:style style:name="P27" style:family="paragraph" style:parent-style-name="List_20_Paragraph" style:list-style-name="WWNum3">
      <style:paragraph-properties fo:margin-left="0.5in" fo:margin-top="0.028in" fo:margin-bottom="0.028in" style:contextual-spacing="false" fo:text-indent="-0.25in" style:auto-text-indent="false"/>
    </style:style>
    <style:style style:name="P28" style:family="paragraph" style:parent-style-name="Standard">
      <style:paragraph-properties fo:margin-top="0.111in" fo:margin-bottom="0.111in" style:contextual-spacing="false" fo:padding="0in" fo:border-left="none" fo:border-right="none" fo:border-top="none" fo:border-bottom="0.51pt solid #d8cebf"/>
    </style:style>
    <style:style style:name="P29" style:family="paragraph" style:parent-style-name="Standard">
      <style:paragraph-properties fo:margin-top="0.0835in" fo:margin-bottom="0.0555in" style:contextual-spacing="false" fo:text-align="center" style:justify-single-word="false"/>
    </style:style>
    <style:style style:name="P30" style:family="paragraph" style:parent-style-name="Standard">
      <style:paragraph-properties fo:text-align="center" style:justify-single-word="false"/>
    </style:style>
    <style:style style:name="T1" style:family="text">
      <style:text-properties fo:color="#b85c38" loext:opacity="100%" style:font-name="Arial" fo:font-size="48pt" fo:font-weight="bold" style:font-name-asian="Arial2" style:font-size-asian="48pt" style:font-weight-asian="bold" style:font-name-complex="Arial2" style:font-size-complex="48pt" style:font-weight-complex="bold"/>
    </style:style>
    <style:style style:name="T2" style:family="text">
      <style:text-properties fo:color="#1a1614" loext:opacity="100%" style:font-name="Arial" fo:font-size="26pt" style:font-name-asian="Arial2" style:font-size-asian="26pt" style:font-name-complex="Arial2" style:font-size-complex="26pt"/>
    </style:style>
    <style:style style:name="T3" style:family="text">
      <style:text-properties fo:color="#2a6b69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4" style:family="text">
      <style:text-properties fo:color="#7a6e68" loext:opacity="100%"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5" style:family="text">
      <style:text-properties fo:color="#7a6e68" loext:opacity="100%" style:font-name="Arial" fo:font-size="11pt" style:font-name-asian="Arial2" style:font-size-asian="11pt" style:font-name-complex="Arial2" style:font-size-complex="11pt"/>
    </style:style>
    <style:style style:name="T6" style:family="text">
      <style:text-properties fo:color="#1a1614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7" style:family="text">
      <style:text-properties fo:color="#1a1614" loext:opacity="100%" style:font-name="Arial" fo:font-size="10.5pt" style:font-name-asian="Arial2" style:font-size-asian="10.5pt" style:font-name-complex="Arial2" style:font-size-complex="10.5pt"/>
    </style:style>
    <style:style style:name="T8" style:family="text">
      <style:text-properties fo:color="#7a6e68" loext:opacity="100%" style:font-name="Arial" fo:font-size="10.5pt" style:font-name-asian="Arial2" style:font-size-asian="10.5pt" style:font-name-complex="Arial2" style:font-size-complex="10.5pt"/>
    </style:style>
    <style:style style:name="T9" style:family="text">
      <style:text-properties fo:color="#1a1614" loext:opacity="100%" style:font-name="Arial" fo:font-size="11pt" style:font-name-asian="Arial2" style:font-size-asian="11pt" style:font-name-complex="Arial2" style:font-size-complex="11pt"/>
    </style:style>
    <style:style style:name="T10" style:family="text">
      <style:text-properties fo:color="#ffffff" loext:opacity="100%"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11" style:family="text">
      <style:text-properties fo:color="#1a1614" loext:opacity="100%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12" style:family="text">
      <style:text-properties fo:color="#b89340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3" style:family="text">
      <style:text-properties fo:color="#3d3530" loext:opacity="100%" style:font-name="Arial" fo:font-size="10pt" style:font-name-asian="Arial2" style:font-size-asian="10pt" style:font-name-complex="Arial2" style:font-size-complex="10pt"/>
    </style:style>
    <style:style style:name="T14" style:family="text">
      <style:text-properties fo:color="#2a6b69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5" style:family="text">
      <style:text-properties fo:color="#cdc4b8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6" style:family="text">
      <style:text-properties fo:color="#b85c38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7" style:family="text">
      <style:text-properties fo:color="#58d68d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8" style:family="text">
      <style:text-properties fo:color="#1e6b3a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9" style:family="text">
      <style:text-properties fo:color="#2a6b69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20" style:family="text">
      <style:text-properties fo:color="#1a4a48" loext:opacity="100%" style:font-name="Arial" fo:font-size="10pt" style:font-name-asian="Arial2" style:font-size-asian="10pt" style:font-name-complex="Arial2" style:font-size-complex="10pt"/>
    </style:style>
    <style:style style:name="T21" style:family="text">
      <style:text-properties fo:color="#b85c38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22" style:family="text">
      <style:text-properties fo:color="#8a3f22" loext:opacity="100%" style:font-name="Arial" fo:font-size="10pt" style:font-name-asian="Arial2" style:font-size-asian="10pt" style:font-name-complex="Arial2" style:font-size-complex="10pt"/>
    </style:style>
    <style:style style:name="T23" style:family="text">
      <style:text-properties fo:color="#1a1614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24" style:family="text">
      <style:text-properties fo:color="#b85c38" loext:opacity="100%" fo:font-family="'Courier New'" style:font-family-generic="roman" style:font-pitch="variable" fo:font-size="10pt" fo:background-color="#f5f0ea" loext:char-shading-value="0" style:font-family-asian="'Courier New'" style:font-family-generic-asian="system" style:font-pitch-asian="variable" style:font-size-asian="10pt" style:font-family-complex="'Courier New'" style:font-family-generic-complex="system" style:font-pitch-complex="variable" style:font-size-complex="10pt"/>
    </style:style>
    <style:style style:name="T25" style:family="text">
      <style:text-properties style:font-name="Arial" fo:font-size="11pt" style:font-name-asian="Arial2" style:font-size-asian="11pt" style:font-name-complex="Arial2" style:font-size-complex="11pt"/>
    </style:style>
    <style:style style:name="T26" style:family="text">
      <style:text-properties fo:color="#7a6e68" loext:opacity="100%" style:font-name="Arial" fo:font-size="10pt" style:font-name-asian="Arial2" style:font-size-asian="10pt" style:font-name-complex="Arial2" style:font-size-complex="10pt"/>
    </style:style>
    <style:style style:name="T27" style:family="text">
      <style:text-properties fo:color="#7a6e68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GOBELO</text:span></text:p>
      <text:p text:style-name="P3"><text:span text:style-name="T2">Grammar Toolkit</text:span></text:p>
      <text:p text:style-name="P4"><text:span text:style-name="T3">HFST Installation &amp; Setup Guide</text:span></text:p>
      <text:p text:style-name="P5"/>
      <text:p text:style-name="P6"><text:span text:style-name="T4">Helsinki Finite-State Toolkit — Phase 2 Morphological Analysis</text:span></text:p>
      <text:p text:style-name="P6"><text:span text:style-name="T5">Version 1.0.0 <text:s/>· <text:s/>March 2026</text:span></text:p>
      <text:p text:style-name="Standard"/>
      <text:h text:style-name="P7" text:outline-level="1"><text:span text:style-name="T6">Table of Contents</text:span></text:h>
      <text:p text:style-name="P8"/>
      <text:p text:style-name="P9"><text:span text:style-name="T7">1. Overview — GGT + HFST Architecture</text:span><text:span text:style-name="T8"><text:tab/>3</text:span></text:p>
      <text:p text:style-name="P9"><text:span text:style-name="T7">2. Installing HFST</text:span><text:span text:style-name="T8"><text:tab/>4</text:span></text:p>
      <text:p text:style-name="P9"><text:span text:style-name="T8"><text:s text:c="4"/>2.1 <text:s/>Ubuntu / Debian<text:tab/>4</text:span></text:p>
      <text:p text:style-name="P9"><text:span text:style-name="T8"><text:s text:c="4"/>2.2 <text:s/>macOS (Homebrew)<text:tab/>5</text:span></text:p>
      <text:p text:style-name="P9"><text:span text:style-name="T8"><text:s text:c="4"/>2.3 <text:s/>Windows (WSL2)<text:tab/>5</text:span></text:p>
      <text:p text:style-name="P9"><text:span text:style-name="T8"><text:s text:c="4"/>2.4 <text:s/>Building from source<text:tab/>6</text:span></text:p>
      <text:p text:style-name="P9"><text:span text:style-name="T8"><text:s text:c="4"/>2.5 <text:s/>Verifying the installation<text:tab/>6</text:span></text:p>
      <text:p text:style-name="P9"><text:span text:style-name="T7">3. Project File Layout</text:span><text:span text:style-name="T8"><text:tab/>7</text:span></text:p>
      <text:p text:style-name="P9"><text:span text:style-name="T7">4. Lexicon YAML Files</text:span><text:span text:style-name="T8"><text:tab/>8</text:span></text:p>
      <text:p text:style-name="P9"><text:span text:style-name="T8"><text:s text:c="4"/>4.1 <text:s/>verbs.yaml<text:tab/>8</text:span></text:p>
      <text:p text:style-name="P9"><text:span text:style-name="T8"><text:s text:c="4"/>4.2 <text:s/>nouns.yaml<text:tab/>9</text:span></text:p>
      <text:p text:style-name="P9"><text:span text:style-name="T8"><text:s text:c="4"/>4.3 <text:s/>closed_class.yaml<text:tab/>10</text:span></text:p>
      <text:p text:style-name="P9"><text:span text:style-name="T7">5. The Lexc Morphotactics File</text:span><text:span text:style-name="T8"><text:tab/>11</text:span></text:p>
      <text:p text:style-name="P9"><text:span text:style-name="T8"><text:s text:c="4"/>5.1 <text:s/>Multichar symbols<text:tab/>11</text:span></text:p>
      <text:p text:style-name="P9"><text:span text:style-name="T8"><text:s text:c="4"/>5.2 <text:s/>Flag diacritics<text:tab/>12</text:span></text:p>
      <text:p text:style-name="P9"><text:span text:style-name="T8"><text:s text:c="4"/>5.3 <text:s/>11-slot continuation class chain<text:tab/>13</text:span></text:p>
      <text:p text:style-name="P9"><text:span text:style-name="T8"><text:s text:c="4"/>5.4 <text:s/>Extension zones<text:tab/>14</text:span></text:p>
      <text:p text:style-name="P9"><text:span text:style-name="T7">6. The Twolc Phonological Rules File</text:span><text:span text:style-name="T8"><text:tab/>15</text:span></text:p>
      <text:p text:style-name="P9"><text:span text:style-name="T8"><text:s text:c="4"/>6.1 <text:s/>Phonological rule inventory<text:tab/>15</text:span></text:p>
      <text:p text:style-name="P9"><text:span text:style-name="T8"><text:s text:c="4"/>6.2 <text:s/>Rule ordering stages<text:tab/>16</text:span></text:p>
      <text:p text:style-name="P9"><text:span text:style-name="T8"><text:s text:c="4"/>6.3 <text:s/>Known gaps (Phase 1)<text:tab/>17</text:span></text:p>
      <text:p text:style-name="P9"><text:span text:style-name="T7">7. Building the FST with build_fst.py</text:span><text:span text:style-name="T8"><text:tab/>18</text:span></text:p>
      <text:p text:style-name="P9"><text:span text:style-name="T8"><text:s text:c="4"/>7.1 <text:s/>Command-line options<text:tab/>18</text:span></text:p>
      <text:p text:style-name="P9"><text:span text:style-name="T8"><text:s text:c="4"/>7.2 <text:s/>Build pipeline steps<text:tab/>19</text:span></text:p>
      <text:p text:style-name="P9"><text:span text:style-name="T8"><text:s text:c="4"/>7.3 <text:s/>Output files<text:tab/>19</text:span></text:p>
      <text:p text:style-name="P9"><text:span text:style-name="T8"><text:s text:c="4"/>7.4 <text:s/>Smoke tests<text:tab/>20</text:span></text:p>
      <text:p text:style-name="P9"><text:span text:style-name="T7">8. Using the HFST Backend in Python</text:span><text:span text:style-name="T8"><text:tab/>21</text:span></text:p>
      <text:p text:style-name="P9"><text:span text:style-name="T8"><text:s text:c="4"/>8.1 <text:s/>HFSTBackend class<text:tab/>21</text:span></text:p>
      <text:p text:style-name="P9"><text:span text:style-name="T8"><text:s text:c="4"/>8.2 <text:s/>parse_tag() and the tag translation tables<text:tab/>22</text:span></text:p>
      <text:p text:style-name="P9"><text:span text:style-name="T8"><text:s text:c="4"/>8.3 <text:s/>Integrating with UDFeatureMapper<text:tab/>23</text:span></text:p>
      <text:p text:style-name="P9"><text:span text:style-name="T7">9. Adding a Language FST</text:span><text:span text:style-name="T8"><text:tab/>24</text:span></text:p>
      <text:p text:style-name="P9"><text:span text:style-name="T7">10. Troubleshooting</text:span><text:span text:style-name="T8"><text:tab/>25</text:span></text:p>
      <text:p text:style-name="P9"><text:span text:style-name="T7">11. Phase 2 Roadmap</text:span><text:span text:style-name="T8"><text:tab/>27</text:span></text:p>
      <text:p text:style-name="Standard"/>
      <text:h text:style-name="P7" text:outline-level="1"><text:span text:style-name="T6">1. Overview — GGT + HFST Architecture</text:span></text:h>
      <text:p text:style-name="P10"><text:span text:style-name="T9">The Gobelo Grammar Toolkit uses HFST (Helsinki Finite-State Toolkit) as its morphological analysis engine. HFST provides the compiled binary analysers and generators; GGT provides the grammar-derived linguistic data that fills them.</text:span></text:p>
      <text:p text:style-name="P11"/>
      <text:p text:style-name="P10"><text:span text:style-name="T9">There are two processing paths in GGT: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3"><text:span text:style-name="T10">Path</text:span></text:p>
            </table:table-cell>
            <table:table-cell table:style-name="Table1.A1" office:value-type="string">
              <text:p text:style-name="P13"><text:span text:style-name="T10">Engine</text:span></text:p>
            </table:table-cell>
            <table:table-cell table:style-name="Table1.A1" office:value-type="string">
              <text:p text:style-name="P13"><text:span text:style-name="T10">When to use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"><text:span text:style-name="T11">Phase 1 — Rule-based analyzer</text:span></text:p>
          </table:table-cell>
          <table:table-cell table:style-name="Table1.A2" office:value-type="string">
            <text:p text:style-name="P13"><text:span text:style-name="T11">Pure Python (no HFST needed)</text:span></text:p>
          </table:table-cell>
          <table:table-cell table:style-name="Table1.A2" office:value-type="string">
            <text:p text:style-name="P13"><text:span text:style-name="T11">Development, quick analysis, all 7 NLP apps — works out of the box</text:span></text:p>
          </table:table-cell>
        </table:table-row>
        <table:table-row table:style-name="Table1.1">
          <table:table-cell table:style-name="Table1.A3" office:value-type="string">
            <text:p text:style-name="P13"><text:span text:style-name="T11">Phase 2 — HFST binary analyzer</text:span></text:p>
          </table:table-cell>
          <table:table-cell table:style-name="Table1.A3" office:value-type="string">
            <text:p text:style-name="P13"><text:span text:style-name="T11">Compiled hfst-lookup binary</text:span></text:p>
          </table:table-cell>
          <table:table-cell table:style-name="Table1.A3" office:value-type="string">
            <text:p text:style-name="P13"><text:span text:style-name="T11">Production deployment, high accuracy, tone disambiguation, corpus-scale analysis</text:span></text:p>
          </table:table-cell>
        </table:table-row>
      </table:table>
      <text:p text:style-name="P8"/>
      <text:p text:style-name="P14"><text:span text:style-name="T12">NOTE <text:s/></text:span><text:span text:style-name="T13">The Phase 1 analyzer (MorphologicalAnalyzer) works without HFST. You only need to install HFST if you want Phase 2 binary analysis or want to compile FST files for your own language.</text:span></text:p>
      <text:h text:style-name="P15" text:outline-level="3"><text:span text:style-name="T14">How HFST fits into GGT</text:span></text:h>
      <text:p text:style-name="P10"><text:span text:style-name="T9">The flow from grammar YAML to analysis result is:</text:span></text:p>
      <text:p text:style-name="P12"/>
      <text:p text:style-name="P16"><text:span text:style-name="T15">chitonga.yaml <text:s/>──► build_fst.py <text:s/>──► chitonga-full.lexc</text:span></text:p>
      <text:p text:style-name="P17"><text:span text:style-name="T15"><text:s text:c="37"/>chitonga.twolc</text:span></text:p>
      <text:p text:style-name="P17"><text:span text:style-name="T15"><text:s text:c="41"/>│</text:span></text:p>
      <text:p text:style-name="P17"><text:span text:style-name="T15"><text:s text:c="34"/>┌──────▼──────┐</text:span></text:p>
      <text:p text:style-name="P17"><text:span text:style-name="T15"><text:s text:c="20"/>hfst-lexc ────► morphotactics.hfst</text:span></text:p>
      <text:p text:style-name="P17"><text:span text:style-name="T15"><text:s text:c="20"/>hfst-twolc ───► phonology.hfst</text:span></text:p>
      <text:p text:style-name="P17"><text:span text:style-name="T15"><text:s text:c="34"/>└──────┬──────┘</text:span></text:p>
      <text:p text:style-name="P17"><text:span text:style-name="T15"><text:s text:c="20"/>hfst-compose-intersect▼</text:span></text:p>
      <text:p text:style-name="P17"><text:span text:style-name="T15"><text:s text:c="34"/>analyser.hfst <text:s/>◄── hfst-lookup</text:span></text:p>
      <text:p text:style-name="P17"><text:span text:style-name="T15"><text:s text:c="20"/>hfst-invert ──► generator.hfst</text:span></text:p>
      <text:p text:style-name="P17"><text:span text:style-name="T15"><text:s text:c="41"/>│</text:span></text:p>
      <text:p text:style-name="P17"><text:span text:style-name="T15"><text:s text:c="34"/>hfst_backend.py</text:span></text:p>
      <text:p text:style-name="P17"><text:span text:style-name="T15"><text:s text:c="34"/>parse_tag()</text:span></text:p>
      <text:p text:style-name="P17"><text:span text:style-name="T15"><text:s text:c="41"/>│</text:span></text:p>
      <text:p text:style-name="P17"><text:span text:style-name="T15"><text:s text:c="34"/>UDFeatureMapper</text:span></text:p>
      <text:p text:style-name="P18"><text:span text:style-name="T15"><text:s text:c="34"/>MorphologicalAnalyzer</text:span></text:p>
      <text:p text:style-name="P8"/>
      <text:h text:style-name="P15" text:outline-level="3"><text:span text:style-name="T14">Key files in the HFST subsystem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3"><text:span text:style-name="T10">File</text:span></text:p>
            </table:table-cell>
            <table:table-cell table:style-name="Table2.A1" office:value-type="string">
              <text:p text:style-name="P13"><text:span text:style-name="T10">Purpose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span text:style-name="T11">gobelo_grammar_toolkit/hfst/chitonga.lexc</text:span></text:p>
          </table:table-cell>
          <table:table-cell table:style-name="Table2.A2" office:value-type="string">
            <text:p text:style-name="P13"><text:span text:style-name="T11">Morphotactics template — 11-slot verb template, continuation classes, flag diacritics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11">gobelo_grammar_toolkit/hfst/chitonga-full.lexc</text:span></text:p>
          </table:table-cell>
          <table:table-cell table:style-name="Table2.A3" office:value-type="string">
            <text:p text:style-name="P13"><text:span text:style-name="T11">Generated lexc with full vocabulary injected — output of build_fst.py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3"><text:span text:style-name="T11">gobelo_grammar_toolkit/hfst/chitonga.twolc</text:span></text:p>
          </table:table-cell>
          <table:table-cell table:style-name="Table2.A2" office:value-type="string">
            <text:p text:style-name="P13"><text:span text:style-name="T11">Two-level phonological rules — VH.1, CA.1, CA.2, SND.1–SND.4, MP.1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11">gobelo_grammar_toolkit/hfst/hfst_config.yaml</text:span></text:p>
          </table:table-cell>
          <table:table-cell table:style-name="Table2.A3" office:value-type="string">
            <text:p text:style-name="P13"><text:span text:style-name="T11">Build parameters — multichar symbols, flag diacritics, tone strategy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11">gobelo_grammar_toolkit/hfst/build_fst.py</text:span></text:p>
          </table:table-cell>
          <table:table-cell table:style-name="Table2.A2" office:value-type="string">
            <text:p text:style-name="P13"><text:span text:style-name="T11">Build script — reads YAML lexicons, generates lexc, calls HFST pipeline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11">gobelo_grammar_toolkit/hfst/hfst_backend.py</text:span></text:p>
          </table:table-cell>
          <table:table-cell table:style-name="Table2.A3" office:value-type="string">
            <text:p text:style-name="P13"><text:span text:style-name="T11">Python adapter — parse_tag(), HFSTBackend class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11">gobelo_grammar_toolkit/hfst/lexicons/verbs.yaml</text:span></text:p>
          </table:table-cell>
          <table:table-cell table:style-name="Table2.A2" office:value-type="string">
            <text:p text:style-name="P13"><text:span text:style-name="T11">Verb lexicon — stems, senses, confidence scores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11">gobelo_grammar_toolkit/hfst/lexicons/nouns.yaml</text:span></text:p>
          </table:table-cell>
          <table:table-cell table:style-name="Table2.A3" office:value-type="string">
            <text:p text:style-name="P13"><text:span text:style-name="T11">Noun lexicon — forms, NC assignments, plural forms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11">gobelo_grammar_toolkit/hfst/lexicons/closed_class.yaml</text:span></text:p>
          </table:table-cell>
          <table:table-cell table:style-name="Table2.A2" office:value-type="string">
            <text:p text:style-name="P13"><text:span text:style-name="T11">Closed-class items — conjunctions, particles, demonstratives</text:span></text:p>
          </table:table-cell>
        </table:table-row>
      </table:table>
      <text:p text:style-name="Standard"/>
      <text:h text:style-name="P7" text:outline-level="1"><text:span text:style-name="T6">2. Installing HFST</text:span></text:h>
      <text:p text:style-name="P10"><text:span text:style-name="T9">HFST requires four command-line tools: hfst-lexc, hfst-twolc, hfst-compose-intersect, and hfst-invert. The build_hfst.sh script checks for all four before running.</text:span></text:p>
      <text:h text:style-name="P19" text:outline-level="2"><text:span text:style-name="T16">2.1 Ubuntu / Debian (recommended)</text:span></text:h>
      <text:p text:style-name="P10"><text:span text:style-name="T9">The hfst package is in the standard Ubuntu and Debian repositories:</text:span></text:p>
      <text:p text:style-name="P20"><text:span text:style-name="T17">sudo apt update</text:span></text:p>
      <text:p text:style-name="P21"><text:span text:style-name="T17">sudo apt install hfst</text:span></text:p>
      <text:p text:style-name="P10"><text:span text:style-name="T9">This installs all required tools. Verify with:</text:span></text:p>
      <text:p text:style-name="P20"><text:span text:style-name="T17">hfst-lexc --version</text:span></text:p>
      <text:p text:style-name="P22"><text:span text:style-name="T17">hfst-twolc --version</text:span></text:p>
      <text:p text:style-name="P22"><text:span text:style-name="T17">hfst-compose-intersect --version</text:span></text:p>
      <text:p text:style-name="P22"><text:span text:style-name="T17">hfst-invert --version</text:span></text:p>
      <text:p text:style-name="P21"><text:span text:style-name="T17">hfst-lookup --version</text:span></text:p>
      <text:p text:style-name="P10"><text:span text:style-name="T9">Expected output for each command: a version line such as:</text:span></text:p>
      <text:p text:style-name="P23"><text:span text:style-name="T17">hfst-lexc 3.15.4 (hfst 3.15.4)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3"><text:span text:style-name="T10">Ubuntu / Debian version</text:span></text:p>
            </table:table-cell>
            <table:table-cell table:style-name="Table3.A1" office:value-type="string">
              <text:p text:style-name="P13"><text:span text:style-name="T10">HFST package version</text:span></text:p>
            </table:table-cell>
            <table:table-cell table:style-name="Table3.A1" office:value-type="string">
              <text:p text:style-name="P13"><text:span text:style-name="T10">Status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3"><text:span text:style-name="T11">Ubuntu 22.04 LTS (Jammy)</text:span></text:p>
          </table:table-cell>
          <table:table-cell table:style-name="Table3.A2" office:value-type="string">
            <text:p text:style-name="P13"><text:span text:style-name="T11">3.15.x</text:span></text:p>
          </table:table-cell>
          <table:table-cell table:style-name="Table3.A2" office:value-type="string">
            <text:p text:style-name="P13"><text:span text:style-name="T18">Recommended</text:span></text:p>
          </table:table-cell>
        </table:table-row>
        <table:table-row table:style-name="Table3.1">
          <table:table-cell table:style-name="Table3.A3" office:value-type="string">
            <text:p text:style-name="P13"><text:span text:style-name="T11">Ubuntu 20.04 LTS (Focal)</text:span></text:p>
          </table:table-cell>
          <table:table-cell table:style-name="Table3.A3" office:value-type="string">
            <text:p text:style-name="P13"><text:span text:style-name="T11">3.13.x</text:span></text:p>
          </table:table-cell>
          <table:table-cell table:style-name="Table3.A3" office:value-type="string">
            <text:p text:style-name="P13"><text:span text:style-name="T18">Supported</text:span></text:p>
          </table:table-cell>
        </table:table-row>
        <table:table-row table:style-name="Table3.1">
          <table:table-cell table:style-name="Table3.A2" office:value-type="string">
            <text:p text:style-name="P13"><text:span text:style-name="T11">Debian 12 (Bookworm)</text:span></text:p>
          </table:table-cell>
          <table:table-cell table:style-name="Table3.A2" office:value-type="string">
            <text:p text:style-name="P13"><text:span text:style-name="T11">3.15.x</text:span></text:p>
          </table:table-cell>
          <table:table-cell table:style-name="Table3.A2" office:value-type="string">
            <text:p text:style-name="P13"><text:span text:style-name="T18">Recommended</text:span></text:p>
          </table:table-cell>
        </table:table-row>
        <table:table-row table:style-name="Table3.1">
          <table:table-cell table:style-name="Table3.A3" office:value-type="string">
            <text:p text:style-name="P13"><text:span text:style-name="T11">Debian 11 (Bullseye)</text:span></text:p>
          </table:table-cell>
          <table:table-cell table:style-name="Table3.A3" office:value-type="string">
            <text:p text:style-name="P13"><text:span text:style-name="T11">3.13.x</text:span></text:p>
          </table:table-cell>
          <table:table-cell table:style-name="Table3.A3" office:value-type="string">
            <text:p text:style-name="P13"><text:span text:style-name="T18">Supported</text:span></text:p>
          </table:table-cell>
        </table:table-row>
        <table:table-row table:style-name="Table3.1">
          <table:table-cell table:style-name="Table3.A2" office:value-type="string">
            <text:p text:style-name="P13"><text:span text:style-name="T11">Ubuntu 18.04 LTS (Bionic)</text:span></text:p>
          </table:table-cell>
          <table:table-cell table:style-name="Table3.A2" office:value-type="string">
            <text:p text:style-name="P13"><text:span text:style-name="T11">3.10.x</text:span></text:p>
          </table:table-cell>
          <table:table-cell table:style-name="Table3.A2" office:value-type="string">
            <text:p text:style-name="P13"><text:span text:style-name="T12">May work — test carefully</text:span></text:p>
          </table:table-cell>
        </table:table-row>
      </table:table>
      <text:p text:style-name="P11"/>
      <text:p text:style-name="P24"><text:span text:style-name="T19">TIP <text:s/></text:span><text:span text:style-name="T20">Ubuntu 22.04 with hfst 3.15.x is the tested and recommended platform for GGT Phase 2 development.</text:span></text:p>
      <text:h text:style-name="P19" text:outline-level="2"><text:span text:style-name="T16">2.2 macOS (Homebrew)</text:span></text:h>
      <text:p text:style-name="P23"><text:span text:style-name="T17">brew install hfst</text:span></text:p>
      <text:p text:style-name="P10"><text:span text:style-name="T9">If Homebrew is not installed:</text:span></text:p>
      <text:p text:style-name="P23"><text:span text:style-name="T17">/bin/bash -c "$(curl -fsSL https://raw.githubusercontent.com/Homebrew/install/HEAD/install.sh)"</text:span></text:p>
      <text:p text:style-name="P10"><text:span text:style-name="T9">After installation, verify all tools are on your PATH:</text:span></text:p>
      <text:p text:style-name="P23"><text:span text:style-name="T17">which hfst-lexc hfst-twolc hfst-compose-intersect hfst-invert hfst-lookup</text:span></text:p>
      <text:p text:style-name="P25"><text:span text:style-name="T21">WARNING <text:s/></text:span><text:span text:style-name="T22">macOS Homebrew installs HFST to /usr/local/bin (Intel) or /opt/homebrew/bin (Apple Silicon). If commands are not found after installation, check that the Homebrew bin directory is in your PATH.</text:span></text:p>
      <text:p text:style-name="P16"><text:span text:style-name="T15"># Apple Silicon — add to ~/.zshrc if needed</text:span></text:p>
      <text:p text:style-name="P18"><text:soft-page-break/><text:span text:style-name="T15">export PATH="/opt/homebrew/bin:$PATH"</text:span></text:p>
      <text:h text:style-name="P19" text:outline-level="2"><text:span text:style-name="T16">2.3 Windows (WSL2 — recommended)</text:span></text:h>
      <text:p text:style-name="P10"><text:span text:style-name="T9">HFST is not natively supported on Windows. The recommended approach is WSL2 (Windows Subsystem for Linux) running Ubuntu 22.04:</text:span></text:p>
      <text:list xml:id="list3233212106" text:style-name="WWNum2">
        <text:list-item text:start-value="1">
          <text:p text:style-name="P26"><text:span text:style-name="T9">Open PowerShell as Administrator</text:span></text:p>
        </text:list-item>
        <text:list-item>
          <text:p text:style-name="P26"><text:span text:style-name="T9">Install WSL2: <text:s/>wsl --install</text:span></text:p>
        </text:list-item>
        <text:list-item>
          <text:p text:style-name="P26"><text:span text:style-name="T9">After reboot, open the Ubuntu app and follow the 2.1 instructions above</text:span></text:p>
        </text:list-item>
        <text:list-item>
          <text:p text:style-name="P26"><text:span text:style-name="T9">Clone the GGT repository inside WSL2 (not on the Windows filesystem)</text:span></text:p>
        </text:list-item>
      </text:list>
      <text:p text:style-name="P11"/>
      <text:p text:style-name="P24"><text:span text:style-name="T19">TIP <text:s/></text:span><text:span text:style-name="T20">Using the repository on the Windows filesystem (/mnt/c/...) inside WSL2 causes significant I/O performance problems. Always clone into a WSL2 native path such as ~/gobelo/.</text:span></text:p>
      <text:h text:style-name="P19" text:outline-level="2"><text:span text:style-name="T16">2.4 Building HFST from source</text:span></text:h>
      <text:p text:style-name="P10"><text:span text:style-name="T9">If no package is available for your platform, build from source:</text:span></text:p>
      <text:p text:style-name="P20"><text:span text:style-name="T17"># Install build dependencies</text:span></text:p>
      <text:p text:style-name="P22"><text:span text:style-name="T17">sudo apt install build-essential autoconf automake libtool</text:span></text:p>
      <text:p text:style-name="P22"><text:span text:style-name="T17">sudo apt install libfoma-dev <text:s text:c="2"/># optional but recommended</text:span></text:p>
      <text:p text:style-name="P22"><text:span text:style-name="T17"><text:s/></text:span></text:p>
      <text:p text:style-name="P22"><text:span text:style-name="T17"># Download and build</text:span></text:p>
      <text:p text:style-name="P22"><text:span text:style-name="T17">wget https://github.com/hfst/hfst/releases/download/v3.15.4/hfst-3.15.4.tar.gz</text:span></text:p>
      <text:p text:style-name="P22"><text:span text:style-name="T17">tar xzf hfst-3.15.4.tar.gz</text:span></text:p>
      <text:p text:style-name="P22"><text:span text:style-name="T17">cd hfst-3.15.4</text:span></text:p>
      <text:p text:style-name="P22"><text:span text:style-name="T17">./configure --enable-all-tools</text:span></text:p>
      <text:p text:style-name="P22"><text:span text:style-name="T17">make -j$(nproc)</text:span></text:p>
      <text:p text:style-name="P21"><text:span text:style-name="T17">sudo make install</text:span></text:p>
      <text:p text:style-name="P10"><text:span text:style-name="T9">Source releases are available at: https://github.com/hfst/hfst/releases</text:span></text:p>
      <text:h text:style-name="P19" text:outline-level="2"><text:span text:style-name="T16">2.5 Verifying the installation</text:span></text:h>
      <text:p text:style-name="P10"><text:span text:style-name="T9">Run the following to confirm all required tools are present and working:</text:span></text:p>
      <text:p text:style-name="P20"><text:span text:style-name="T17"># Quick check — all four tools must be found</text:span></text:p>
      <text:p text:style-name="P22"><text:span text:style-name="T17">for tool in hfst-lexc hfst-twolc hfst-compose-intersect hfst-invert hfst-lookup; do</text:span></text:p>
      <text:p text:style-name="P22"><text:span text:style-name="T17"><text:s text:c="4"/>if command -v $tool &amp;&gt;/dev/null; then</text:span></text:p>
      <text:p text:style-name="P22"><text:span text:style-name="T17"><text:s text:c="8"/>echo "FOUND <text:s/>$tool"</text:span></text:p>
      <text:p text:style-name="P22"><text:span text:style-name="T17"><text:s text:c="4"/>else</text:span></text:p>
      <text:p text:style-name="P22"><text:span text:style-name="T17"><text:s text:c="8"/>echo "MISSING $tool <text:s/>&lt;-- install hfst"</text:span></text:p>
      <text:p text:style-name="P22"><text:span text:style-name="T17"><text:s text:c="4"/>fi</text:span></text:p>
      <text:p text:style-name="P21"><text:span text:style-name="T17">done</text:span></text:p>
      <text:p text:style-name="P10"><text:span text:style-name="T9">Or use the build_hfst.sh script with a single language to test:</text:span></text:p>
      <text:p text:style-name="P23"><text:span text:style-name="T17">./scripts/build_hfst.sh chitonga --no-test</text:span></text:p>
      <text:p text:style-name="P10"><text:span text:style-name="T9">If all four tools are found, you will see:</text:span></text:p>
      <text:p text:style-name="P20"><text:span text:style-name="T17"><text:s text:c="2"/>FOUND <text:s/>hfst-lexc</text:span></text:p>
      <text:p text:style-name="P22"><text:span text:style-name="T17"><text:s text:c="2"/>FOUND <text:s/>hfst-twolc</text:span></text:p>
      <text:p text:style-name="P22"><text:span text:style-name="T17"><text:s text:c="2"/>FOUND <text:s/>hfst-compose-intersect</text:span></text:p>
      <text:p text:style-name="P22"><text:span text:style-name="T17"><text:s text:c="2"/>FOUND <text:s/>hfst-invert</text:span></text:p>
      <text:p text:style-name="P21"><text:span text:style-name="T17"><text:s text:c="2"/>FOUND <text:s/>hfst-lookup</text:span></text:p>
      <text:p text:style-name="Standard"/>
      <text:h text:style-name="P7" text:outline-level="1"><text:span text:style-name="T6">3. Project File Layout</text:span></text:h>
      <text:p text:style-name="P10"><text:span text:style-name="T9">All HFST-related files live under gobelo_grammar_toolkit/hfst/. The build script expects this exact layout:</text:span></text:p>
      <text:p text:style-name="P12"/>
      <text:p text:style-name="P16"><text:span text:style-name="T15">gobelo_grammar_toolkit/</text:span></text:p>
      <text:p text:style-name="P17"><text:span text:style-name="T15">└── hfst/</text:span></text:p>
      <text:p text:style-name="P17"><text:span text:style-name="T15"><text:s text:c="4"/>├── build_fst.py <text:s text:c="13"/># main build script</text:span></text:p>
      <text:p text:style-name="P17"><text:span text:style-name="T15"><text:s text:c="4"/>├── hfst_backend.py <text:s text:c="10"/># Python adapter for hfst-lookup</text:span></text:p>
      <text:p text:style-name="P17"><text:span text:style-name="T15"><text:s text:c="4"/>├── hfst_config.yaml <text:s text:c="9"/># build parameters + multichar symbols</text:span></text:p>
      <text:p text:style-name="P17"><text:span text:style-name="T15"><text:s text:c="4"/>│</text:span></text:p>
      <text:p text:style-name="P17"><text:span text:style-name="T15"><text:s text:c="4"/>├── chitonga.lexc <text:s text:c="12"/># morphotactics TEMPLATE (hand-authored)</text:span></text:p>
      <text:p text:style-name="P17"><text:span text:style-name="T15"><text:s text:c="4"/>├── chitonga.twolc <text:s text:c="11"/># phonological rules (hand-authored)</text:span></text:p>
      <text:p text:style-name="P17"><text:span text:style-name="T15"><text:s text:c="4"/>│</text:span></text:p>
      <text:p text:style-name="P17"><text:span text:style-name="T15"><text:s text:c="4"/>├── lexicons/ <text:s text:c="16"/># vocabulary input files</text:span></text:p>
      <text:p text:style-name="P17"><text:span text:style-name="T15"><text:s text:c="4"/>│ <text:s text:c="2"/>├── verbs.yaml <text:s text:c="11"/># verb stems + senses + confidence</text:span></text:p>
      <text:p text:style-name="P17"><text:span text:style-name="T15"><text:s text:c="4"/>│ <text:s text:c="2"/>├── nouns.yaml <text:s text:c="11"/># noun forms + NC assignments</text:span></text:p>
      <text:p text:style-name="P17"><text:span text:style-name="T15"><text:s text:c="4"/>│ <text:s text:c="2"/>├── auxiliary_verbs.yaml <text:s/># auxiliary verbs for SLOT2/SLOT6</text:span></text:p>
      <text:p text:style-name="P17"><text:span text:style-name="T15"><text:s text:c="4"/>│ <text:s text:c="2"/>└── closed_class.yaml <text:s text:c="4"/># conjunctions, particles, etc.</text:span></text:p>
      <text:p text:style-name="P17"><text:span text:style-name="T15"><text:s text:c="4"/>│</text:span></text:p>
      <text:p text:style-name="P17"><text:span text:style-name="T15"><text:s text:c="4"/>└── compiled/ <text:s text:c="16"/># OUTPUT — generated by build_fst.py</text:span></text:p>
      <text:p text:style-name="P17"><text:span text:style-name="T15"><text:s text:c="8"/>├── chitonga-full.lexc <text:s text:c="3"/># generated lexc with vocab injected</text:span></text:p>
      <text:p text:style-name="P17"><text:span text:style-name="T15"><text:s text:c="8"/>├── chitonga-morphotactics.hfst</text:span></text:p>
      <text:p text:style-name="P17"><text:span text:style-name="T15"><text:s text:c="8"/>├── chitonga-phonology.hfst</text:span></text:p>
      <text:p text:style-name="P17"><text:span text:style-name="T15"><text:s text:c="8"/>├── chitonga-analyser.hfst <text:s/>← used by hfst-lookup / HFSTBackend</text:span></text:p>
      <text:p text:style-name="P17"><text:span text:style-name="T15"><text:s text:c="8"/>├── chitonga-generator.hfst</text:span></text:p>
      <text:p text:style-name="P18"><text:span text:style-name="T15"><text:s text:c="8"/>└── build_report.yaml <text:s text:c="4"/># coverage stats + warnings</text:span></text:p>
      <text:p text:style-name="P8"/>
      <text:p text:style-name="P14"><text:span text:style-name="T12">NOTE <text:s/></text:span><text:span text:style-name="T13">The compiled/ directory is never committed to version control (.gitignore excludes *.hfst). Each developer or CI run must compile the FST locally after cloning.</text:span></text:p>
      <text:p text:style-name="P11"/>
      <text:h text:style-name="P15" text:outline-level="3"><text:span text:style-name="T14">Relationship between template and generated lexc</text:span></text:h>
      <text:p text:style-name="P10"><text:span text:style-name="T9">chitonga.lexc is the hand-authored morphotactics template. It defines the continuation classes, slot structure, and flag diacritics — but has empty or stub VerbRoot and NounRoot sections. build_fst.py reads the YAML lexicons and generates chitonga-full.lexc, which is the complete file fed to hfst-lexc.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3"><text:span text:style-name="T10">File</text:span></text:p>
            </table:table-cell>
            <table:table-cell table:style-name="Table4.A1" office:value-type="string">
              <text:p text:style-name="P13"><text:span text:style-name="T10">Authored by</text:span></text:p>
            </table:table-cell>
            <table:table-cell table:style-name="Table4.A1" office:value-type="string">
              <text:p text:style-name="P13"><text:span text:style-name="T10">Contains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3"><text:span text:style-name="T11">chitonga.lexc</text:span></text:p>
          </table:table-cell>
          <table:table-cell table:style-name="Table4.A2" office:value-type="string">
            <text:p text:style-name="P13"><text:span text:style-name="T11">Linguist / developer (hand-authored)</text:span></text:p>
          </table:table-cell>
          <table:table-cell table:style-name="Table4.A2" office:value-type="string">
            <text:p text:style-name="P13"><text:span text:style-name="T11">Continuation classes, slot structure, flag diacritics, stub lexicon entries</text:span></text:p>
          </table:table-cell>
        </table:table-row>
        <table:table-row table:style-name="Table4.1">
          <table:table-cell table:style-name="Table4.A3" office:value-type="string">
            <text:p text:style-name="P13"><text:span text:style-name="T11">chitonga-full.lexc</text:span></text:p>
          </table:table-cell>
          <table:table-cell table:style-name="Table4.A3" office:value-type="string">
            <text:p text:style-name="P13"><text:span text:style-name="T11">build_fst.py (generated)</text:span></text:p>
          </table:table-cell>
          <table:table-cell table:style-name="Table4.A3" office:value-type="string">
            <text:p text:style-name="P13"><text:span text:style-name="T11">Everything in chitonga.lexc + all verb/noun/closed-class vocabulary injected</text:span></text:p>
          </table:table-cell>
        </table:table-row>
        <table:table-row table:style-name="Table4.1">
          <table:table-cell table:style-name="Table4.A2" office:value-type="string">
            <text:p text:style-name="P13"><text:span text:style-name="T11">chitonga.twolc</text:span></text:p>
          </table:table-cell>
          <table:table-cell table:style-name="Table4.A2" office:value-type="string">
            <text:p text:style-name="P13"><text:span text:style-name="T11">Linguist / developer (hand-authored)</text:span></text:p>
          </table:table-cell>
          <table:table-cell table:style-name="Table4.A2" office:value-type="string">
            <text:p text:style-name="P13"><text:span text:style-name="T11">Phonological rules: VH.1, CA.1, CA.2, SND.1–SND.4, MP.1</text:span></text:p>
          </table:table-cell>
        </table:table-row>
        <table:table-row table:style-name="Table4.1">
          <table:table-cell table:style-name="Table4.A3" office:value-type="string">
            <text:p text:style-name="P13"><text:span text:style-name="T11">hfst_config.yaml</text:span></text:p>
          </table:table-cell>
          <table:table-cell table:style-name="Table4.A3" office:value-type="string">
            <text:p text:style-name="P13"><text:span text:style-name="T11">Linguist / developer (hand-authored)</text:span></text:p>
          </table:table-cell>
          <table:table-cell table:style-name="Table4.A3" office:value-type="string">
            <text:p text:style-name="P13"><text:span text:style-name="T11">185 multichar symbols, flag diacritic declarations, tone strategy</text:span></text:p>
          </table:table-cell>
        </table:table-row>
      </table:table>
      <text:p text:style-name="Standard"/>
      <text:h text:style-name="P7" text:outline-level="1"><text:span text:style-name="T6">4. Lexicon YAML Files</text:span></text:h>
      <text:p text:style-name="P10"><text:span text:style-name="T9">The three YAML lexicon files are the vocabulary input to the FST build. build_fst.py reads these files and generates the VerbRoot, NounRoot, and ClosedClass sections of chitonga-full.lexc.</text:span></text:p>
      <text:h text:style-name="P19" text:outline-level="2"><text:span text:style-name="T16">4.1 verbs.yaml</text:span></text:h>
      <text:p text:style-name="P10"><text:span text:style-name="T9">Each entry in verbs.yaml describes one chiTonga verb. The only field build_fst.py uses to generate a lexc entry is stem. All other fields are for the corpus database and linguist reference.</text:span></text:p>
      <text:p text:style-name="P16"><text:span text:style-name="T15">verbs:</text:span></text:p>
      <text:p text:style-name="P17"><text:span text:style-name="T15"><text:s text:c="2"/>- full_form: "kulya" <text:s text:c="8"/># citation form (with NC15 prefix)</text:span></text:p>
      <text:p text:style-name="P17"><text:span text:style-name="T15"><text:s text:c="4"/>normalised: "lya" <text:s text:c="10"/># normalised lowercase form</text:span></text:p>
      <text:p text:style-name="P17"><text:span text:style-name="T15"><text:s text:c="4"/>pos: "VERB"</text:span></text:p>
      <text:p text:style-name="P17"><text:span text:style-name="T15"><text:s text:c="4"/>stem: "ly" <text:s text:c="17"/># REQUIRED by build_fst.py — bare root</text:span></text:p>
      <text:p text:style-name="P17"><text:span text:style-name="T15"><text:s text:c="4"/>stem_confidence: "high" <text:s text:c="4"/># high / medium / low</text:span></text:p>
      <text:p text:style-name="P17"><text:span text:style-name="T15"><text:s text:c="4"/>senses:</text:span></text:p>
      <text:p text:style-name="P17"><text:span text:style-name="T15"><text:s text:c="6"/>- meaning: "to eat"</text:span></text:p>
      <text:p text:style-name="P17"><text:span text:style-name="T15"><text:s text:c="8"/>example_tonga: "Balya nkuku."</text:span></text:p>
      <text:p text:style-name="P17"><text:span text:style-name="T15"><text:s text:c="8"/>example_english: "They eat chicken."</text:span></text:p>
      <text:p text:style-name="P17"><text:span text:style-name="T15"><text:s text:c="8"/>usage_context: "general"</text:span></text:p>
      <text:p text:style-name="P17"><text:span text:style-name="T15"><text:s text:c="8"/>cultural_note: ""</text:span></text:p>
      <text:p text:style-name="P17"><text:span text:style-name="T15"><text:s text:c="8"/>register: "standard"</text:span></text:p>
      <text:p text:style-name="P17"><text:span text:style-name="T15"><text:s text:c="4"/>can_take_object: true</text:span></text:p>
      <text:p text:style-name="P17"><text:span text:style-name="T15"><text:s text:c="4"/>tone_class: "H" <text:s text:c="12"/># tonal melody class</text:span></text:p>
      <text:p text:style-name="P17"><text:span text:style-name="T15"><text:s text:c="4"/>valency: "transitive"</text:span></text:p>
      <text:p text:style-name="P18"><text:span text:style-name="T15"><text:s text:c="4"/>inflection_class: "regular"</text:span>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3"><text:span text:style-name="T10">Field</text:span></text:p>
            </table:table-cell>
            <table:table-cell table:style-name="Table5.A1" office:value-type="string">
              <text:p text:style-name="P13"><text:span text:style-name="T10">Used by build_fst.py</text:span></text:p>
            </table:table-cell>
            <table:table-cell table:style-name="Table5.A1" office:value-type="string">
              <text:p text:style-name="P13"><text:span text:style-name="T10">Description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3"><text:span text:style-name="T11">stem</text:span></text:p>
          </table:table-cell>
          <table:table-cell table:style-name="Table5.A2" office:value-type="string">
            <text:p text:style-name="P13"><text:span text:style-name="T18">Yes — required</text:span></text:p>
          </table:table-cell>
          <table:table-cell table:style-name="Table5.A2" office:value-type="string">
            <text:p text:style-name="P13"><text:span text:style-name="T11">Bare root after stripping SM + TAM + extensions + FV. This is the ONLY field that generates a lexc entry.</text:span></text:p>
          </table:table-cell>
        </table:table-row>
        <table:table-row table:style-name="Table5.1">
          <table:table-cell table:style-name="Table5.A3" office:value-type="string">
            <text:p text:style-name="P13"><text:span text:style-name="T11">stem_confidence</text:span></text:p>
          </table:table-cell>
          <table:table-cell table:style-name="Table5.A3" office:value-type="string">
            <text:p text:style-name="P13"><text:span text:style-name="T18">Yes — gates inclusion</text:span></text:p>
          </table:table-cell>
          <table:table-cell table:style-name="Table5.A3" office:value-type="string">
            <text:p text:style-name="P13"><text:span text:style-name="T11">high/medium → entry generated. low → commented-out placeholder in lexc.</text:span></text:p>
          </table:table-cell>
        </table:table-row>
        <table:table-row table:style-name="Table5.1">
          <table:table-cell table:style-name="Table5.A2" office:value-type="string">
            <text:p text:style-name="P13"><text:span text:style-name="T11">full_form</text:span></text:p>
          </table:table-cell>
          <table:table-cell table:style-name="Table5.A2" office:value-type="string">
            <text:p text:style-name="P13"><text:span text:style-name="T12">Comment only</text:span></text:p>
          </table:table-cell>
          <table:table-cell table:style-name="Table5.A2" office:value-type="string">
            <text:p text:style-name="P13"><text:span text:style-name="T11">Written into lexc as a comment for human reference.</text:span></text:p>
          </table:table-cell>
        </table:table-row>
        <table:table-row table:style-name="Table5.1">
          <table:table-cell table:style-name="Table5.A3" office:value-type="string">
            <text:p text:style-name="P13"><text:span text:style-name="T11">senses[].meaning</text:span></text:p>
          </table:table-cell>
          <table:table-cell table:style-name="Table5.A3" office:value-type="string">
            <text:p text:style-name="P13"><text:span text:style-name="T12">Comment only</text:span></text:p>
          </table:table-cell>
          <table:table-cell table:style-name="Table5.A3" office:value-type="string">
            <text:p text:style-name="P13"><text:span text:style-name="T11">First sense written into lexc comment for human reference.</text:span></text:p>
          </table:table-cell>
        </table:table-row>
        <table:table-row table:style-name="Table5.1">
          <table:table-cell table:style-name="Table5.A2" office:value-type="string">
            <text:p text:style-name="P13"><text:span text:style-name="T11">corrupt</text:span></text:p>
          </table:table-cell>
          <table:table-cell table:style-name="Table5.A2" office:value-type="string">
            <text:p text:style-name="P13"><text:span text:style-name="T18">Yes — skips entry</text:span></text:p>
          </table:table-cell>
          <table:table-cell table:style-name="Table5.A2" office:value-type="string">
            <text:p text:style-name="P13"><text:span text:style-name="T11">If true, the entry is skipped entirely.</text:span></text:p>
          </table:table-cell>
        </table:table-row>
        <table:table-row table:style-name="Table5.1">
          <table:table-cell table:style-name="Table5.A3" office:value-type="string">
            <text:p text:style-name="P13"><text:span text:style-name="T11">tone_class</text:span></text:p>
          </table:table-cell>
          <table:table-cell table:style-name="Table5.A3" office:value-type="string">
            <text:p text:style-name="P13"><text:span text:style-name="T11">No (Phase 2)</text:span></text:p>
          </table:table-cell>
          <table:table-cell table:style-name="Table5.A3" office:value-type="string">
            <text:p text:style-name="P13"><text:span text:style-name="T11">Tonal melody — used in Phase 2 tone transducer, not Phase 1.</text:span></text:p>
          </table:table-cell>
        </table:table-row>
        <table:table-row table:style-name="Table5.1">
          <table:table-cell table:style-name="Table5.A2" office:value-type="string">
            <text:p text:style-name="P13"><text:span text:style-name="T11">can_take_object</text:span></text:p>
          </table:table-cell>
          <table:table-cell table:style-name="Table5.A2" office:value-type="string">
            <text:p text:style-name="P13"><text:span text:style-name="T11">No</text:span></text:p>
          </table:table-cell>
          <table:table-cell table:style-name="Table5.A2" office:value-type="string">
            <text:p text:style-name="P13"><text:span text:style-name="T11">Used by MorphologicalAnalyzer in Phase 1 only.</text:span></text:p>
          </table:table-cell>
        </table:table-row>
      </table:table>
      <text:p text:style-name="P25"><text:span text:style-name="T21">WARNING <text:s/></text:span><text:span text:style-name="T22">Entries with stem_confidence: "low" are skipped by build_fst.py and generate a STEM_MISSING: comment in the lexc file. Review flagged.yaml to resolve low-confidence stems before production use.</text:span></text:p>
      <text:h text:style-name="P19" text:outline-level="2"><text:soft-page-break/><text:span text:style-name="T16">4.2 nouns.yaml</text:span></text:h>
      <text:p text:style-name="P10"><text:span text:style-name="T9">Each entry describes one chiTonga noun. build_fst.py uses class_singular to group entries by noun class, then strips the NC prefix to get the root stem.</text:span></text:p>
      <text:p text:style-name="P16"><text:span text:style-name="T15">nouns:</text:span></text:p>
      <text:p text:style-name="P17"><text:span text:style-name="T15"><text:s text:c="2"/>- full_form_singular: "cintu" <text:s/># full singular form</text:span></text:p>
      <text:p text:style-name="P17"><text:span text:style-name="T15"><text:s text:c="4"/>full_form_plural: <text:s text:c="2"/>"zintu" <text:s/># full plural form (optional)</text:span></text:p>
      <text:p text:style-name="P17"><text:span text:style-name="T15"><text:s text:c="4"/>class_singular: "NC7" <text:s text:c="7"/># REQUIRED for FST generation</text:span></text:p>
      <text:p text:style-name="P17"><text:span text:style-name="T15"><text:s text:c="4"/>class_plural: <text:s text:c="2"/>"NC8" <text:s text:c="7"/># used to generate plural root</text:span></text:p>
      <text:p text:style-name="P17"><text:span text:style-name="T15"><text:s text:c="4"/>senses:</text:span></text:p>
      <text:p text:style-name="P17"><text:span text:style-name="T15"><text:s text:c="6"/>- meaning: "thing, object"</text:span></text:p>
      <text:p text:style-name="P17"><text:span text:style-name="T15"><text:s text:c="8"/>example_tonga: "Cintu cipati."</text:span></text:p>
      <text:p text:style-name="P17"><text:span text:style-name="T15"><text:s text:c="8"/>example_english: "A big thing."</text:span></text:p>
      <text:p text:style-name="P18"><text:span text:style-name="T15"><text:s text:c="4"/>nc_inferred: false <text:s text:c="10"/># true = NC was guessed, not confirmed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3"><text:span text:style-name="T10">Field</text:span></text:p>
            </table:table-cell>
            <table:table-cell table:style-name="Table6.A1" office:value-type="string">
              <text:p text:style-name="P13"><text:span text:style-name="T10">Used by build_fst.py</text:span></text:p>
            </table:table-cell>
            <table:table-cell table:style-name="Table6.A1" office:value-type="string">
              <text:p text:style-name="P13"><text:span text:style-name="T10">Description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3"><text:span text:style-name="T11">class_singular</text:span></text:p>
          </table:table-cell>
          <table:table-cell table:style-name="Table6.A2" office:value-type="string">
            <text:p text:style-name="P13"><text:span text:style-name="T18">Yes — required</text:span></text:p>
          </table:table-cell>
          <table:table-cell table:style-name="Table6.A2" office:value-type="string">
            <text:p text:style-name="P13"><text:span text:style-name="T11">Noun class of the singular form. Entries with no class are skipped with a WARN: comment.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11">full_form_singular</text:span></text:p>
          </table:table-cell>
          <table:table-cell table:style-name="Table6.A3" office:value-type="string">
            <text:p text:style-name="P13"><text:span text:style-name="T18">Yes</text:span></text:p>
          </table:table-cell>
          <table:table-cell table:style-name="Table6.A3" office:value-type="string">
            <text:p text:style-name="P13"><text:span text:style-name="T11">Full surface form. build_fst.py strips the NC prefix to get the stem.</text:span></text:p>
          </table:table-cell>
        </table:table-row>
        <table:table-row table:style-name="Table6.1">
          <table:table-cell table:style-name="Table6.A2" office:value-type="string">
            <text:p text:style-name="P13"><text:span text:style-name="T11">full_form_plural</text:span></text:p>
          </table:table-cell>
          <table:table-cell table:style-name="Table6.A2" office:value-type="string">
            <text:p text:style-name="P13"><text:span text:style-name="T12">If present</text:span></text:p>
          </table:table-cell>
          <table:table-cell table:style-name="Table6.A2" office:value-type="string">
            <text:p text:style-name="P13"><text:span text:style-name="T11">If set, a plural lexc entry is also generated.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11">class_plural</text:span></text:p>
          </table:table-cell>
          <table:table-cell table:style-name="Table6.A3" office:value-type="string">
            <text:p text:style-name="P13"><text:span text:style-name="T12">If present</text:span></text:p>
          </table:table-cell>
          <table:table-cell table:style-name="Table6.A3" office:value-type="string">
            <text:p text:style-name="P13"><text:span text:style-name="T11">NC for plural form — used to look up prefix for stripping.</text:span></text:p>
          </table:table-cell>
        </table:table-row>
        <table:table-row table:style-name="Table6.1">
          <table:table-cell table:style-name="Table6.A2" office:value-type="string">
            <text:p text:style-name="P13"><text:span text:style-name="T11">nc_inferred</text:span></text:p>
          </table:table-cell>
          <table:table-cell table:style-name="Table6.A2" office:value-type="string">
            <text:p text:style-name="P13"><text:span text:style-name="T12">Warning flag</text:span></text:p>
          </table:table-cell>
          <table:table-cell table:style-name="Table6.A2" office:value-type="string">
            <text:p text:style-name="P13"><text:span text:style-name="T11">If true, a comment is added to the lexc entry flagging it as unverified.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11">corrupt</text:span></text:p>
          </table:table-cell>
          <table:table-cell table:style-name="Table6.A3" office:value-type="string">
            <text:p text:style-name="P13"><text:span text:style-name="T18">Yes — skips entry</text:span></text:p>
          </table:table-cell>
          <table:table-cell table:style-name="Table6.A3" office:value-type="string">
            <text:p text:style-name="P13"><text:span text:style-name="T11">If true, entry is skipped entirely.</text:span></text:p>
          </table:table-cell>
        </table:table-row>
      </table:table>
      <text:p text:style-name="P14"><text:span text:style-name="T12">NOTE <text:s/></text:span><text:span text:style-name="T13">Nouns whose class_singular is null or missing generate a warning in build_report.yaml and no lexc entry. Fill the class_singular field before running build_fst.py.</text:span></text:p>
      <text:h text:style-name="P19" text:outline-level="2"><text:span text:style-name="T16">4.3 closed_class.yaml</text:span></text:h>
      <text:p text:style-name="P10"><text:span text:style-name="T9">Closed-class items (conjunctions, particles, demonstratives, question words) do not inflect and are stored as complete surface forms with a POS tag.</text:span></text:p>
      <text:p text:style-name="P16"><text:span text:style-name="T15">closed_class:</text:span></text:p>
      <text:p text:style-name="P17"><text:span text:style-name="T15"><text:s text:c="2"/>- full_form: "aabona"</text:span></text:p>
      <text:p text:style-name="P17"><text:span text:style-name="T15"><text:s text:c="4"/>normalised: "aabona"</text:span></text:p>
      <text:p text:style-name="P17"><text:span text:style-name="T15"><text:s text:c="4"/>pos: "CONJ" <text:s text:c="10"/># generates +CONJ tag in lexc</text:span></text:p>
      <text:p text:style-name="P17"><text:span text:style-name="T15"><text:s text:c="4"/>senses:</text:span></text:p>
      <text:p text:style-name="P17"><text:span text:style-name="T15"><text:s text:c="6"/>- meaning: "also, too, and also"</text:span></text:p>
      <text:p text:style-name="P17"><text:span text:style-name="T15"><text:s/></text:span></text:p>
      <text:p text:style-name="P17"><text:span text:style-name="T15"><text:s text:c="2"/>- full_form: "kuti"</text:span></text:p>
      <text:p text:style-name="P17"><text:span text:style-name="T15"><text:s text:c="4"/>normalised: "kuti"</text:span></text:p>
      <text:p text:style-name="P17"><text:span text:style-name="T15"><text:s text:c="4"/>pos: "CONJ"</text:span></text:p>
      <text:p text:style-name="P17"><text:span text:style-name="T15"><text:s text:c="4"/>senses:</text:span></text:p>
      <text:p text:style-name="P17"><text:span text:style-name="T15"><text:s text:c="6"/>- meaning: "that (complementiser), so that"</text:span></text:p>
      <text:p text:style-name="P17"><text:soft-page-break/><text:span text:style-name="T15"><text:s/></text:span></text:p>
      <text:p text:style-name="P17"><text:span text:style-name="T15"><text:s text:c="2"/>- full_form: "cinzi"</text:span></text:p>
      <text:p text:style-name="P17"><text:span text:style-name="T15"><text:s text:c="4"/>normalised: "cinzi"</text:span></text:p>
      <text:p text:style-name="P17"><text:span text:style-name="T15"><text:s text:c="4"/>pos: "PRON"</text:span></text:p>
      <text:p text:style-name="P17"><text:span text:style-name="T15"><text:s text:c="4"/>senses:</text:span></text:p>
      <text:p text:style-name="P17"><text:span text:style-name="T15"><text:s text:c="6"/>- meaning: "what? (interrogative)"</text:span></text:p>
      <text:p text:style-name="P18"><text:span text:style-name="T15"><text:s text:c="8"/>noun_class: "NC7" <text:s text:c="2"/># class-specific forms generate +NC7 tag</text:span></text:p>
      <text:p text:style-name="Standard"/>
      <text:h text:style-name="P7" text:outline-level="1"><text:span text:style-name="T6">5. The Lexc Morphotactics File</text:span></text:h>
      <text:p text:style-name="P10"><text:span text:style-name="T9">chitonga.lexc defines the morphotactics of chiTonga verbs and nouns as a finite-state lexicon. It encodes which morphemes are permitted in which positions and in what order through a system of continuation classes.</text:span></text:p>
      <text:h text:style-name="P19" text:outline-level="2"><text:span text:style-name="T16">5.1 Multichar symbols</text:span></text:h>
      <text:p text:style-name="P10"><text:span text:style-name="T9">Every abstract morpheme tag used in the lexc entries must be declared in the Multichar_Symbols block at the top of the file. There are 185 symbols in the chiTonga grammar. The build script (build_fst.py) regenerates this block automatically from hfst_config.yaml.</text:span></text:p>
      <text:p text:style-name="P16"><text:span text:style-name="T15">Multichar_Symbols</text:span></text:p>
      <text:p text:style-name="P17"><text:span text:style-name="T15"><text:s text:c="2"/>! POS tags</text:span></text:p>
      <text:p text:style-name="P17"><text:span text:style-name="T15"><text:s text:c="2"/>+N <text:s/>+V <text:s/>+ADJ <text:s/>+ADV <text:s/>+CONJ <text:s/>+PRON <text:s/>+DEM <text:s/>+INTERJ <text:s/>+AUX</text:span></text:p>
      <text:p text:style-name="P17"><text:span text:style-name="T15"><text:s/></text:span></text:p>
      <text:p text:style-name="P17"><text:span text:style-name="T15"><text:s text:c="2"/>! Noun class prefix tags</text:span></text:p>
      <text:p text:style-name="P17"><text:span text:style-name="T15"><text:s text:c="2"/>+NC1 <text:s/>+NC1a <text:s/>+NC2 <text:s/>+NC2a <text:s/>+NC2b <text:s/>+NC3 <text:s/>+NC4 <text:s/>+NC5 <text:s/>+NC6</text:span></text:p>
      <text:p text:style-name="P17"><text:span text:style-name="T15"><text:s text:c="2"/>+NC7 <text:s/>+NC8 <text:s text:c="2"/>+NC9 <text:s/>+NC10 <text:s/>+NC11 <text:s/>+NC12 <text:s/>+NC13 <text:s/>+NC14</text:span></text:p>
      <text:p text:style-name="P17"><text:span text:style-name="T15"><text:s text:c="2"/>+NC15 <text:s/>+NC16 <text:s/>+NC17 <text:s/>+NC18</text:span></text:p>
      <text:p text:style-name="P17"><text:span text:style-name="T15"><text:s/></text:span></text:p>
      <text:p text:style-name="P17"><text:span text:style-name="T15"><text:s text:c="2"/>! TAM markers</text:span></text:p>
      <text:p text:style-name="P17"><text:span text:style-name="T15"><text:s text:c="2"/>+PRES <text:s/>+PST <text:s/>+REC_PST <text:s/>+REM_PST <text:s/>+FUT_NEAR <text:s/>+FUT_REM</text:span></text:p>
      <text:p text:style-name="P17"><text:span text:style-name="T15"><text:s text:c="2"/>+HAB <text:s/>+PERF <text:s/>+SUBJ <text:s/>+IMP_SG <text:s/>+IMP_PL <text:s/>+COND <text:s/>+POT <text:s/>+PROG</text:span></text:p>
      <text:p text:style-name="P17"><text:span text:style-name="T15"><text:s/></text:span></text:p>
      <text:p text:style-name="P17"><text:span text:style-name="T15"><text:s text:c="2"/>! Subject and object marker tags</text:span></text:p>
      <text:p text:style-name="P17"><text:span text:style-name="T15"><text:s text:c="2"/>+SM1SG <text:s/>+SM2SG <text:s/>+SM1PL <text:s/>+SM2PL <text:s/>+SM1 <text:s/>+SM2 <text:s/>+SM7 <text:s/>... <text:s/>+SM18</text:span></text:p>
      <text:p text:style-name="P17"><text:span text:style-name="T15"><text:s text:c="2"/>+OM1SG <text:s/>+OM2SG <text:s/>+OM1 <text:s/>+OM2 <text:s/>+OM7 <text:s/>... <text:s/>+OM18</text:span></text:p>
      <text:p text:style-name="P17"><text:span text:style-name="T15"><text:s/></text:span></text:p>
      <text:p text:style-name="P17"><text:span text:style-name="T15"><text:s text:c="2"/>! Verb extension tags (zones Z1-Z4)</text:span></text:p>
      <text:p text:style-name="P17"><text:span text:style-name="T15"><text:s text:c="2"/>+APPL <text:s/>+CAUS <text:s/>+TRANS <text:s/>+CONT <text:s/>+RECIP <text:s/>+STAT <text:s/>+PASS</text:span></text:p>
      <text:p text:style-name="P17"><text:span text:style-name="T15"><text:s text:c="2"/>+INTENS <text:s/>+REDUP <text:s/>+PERF_EXT <text:s/>+REV <text:s/>+REPET <text:s/>+FREQ <text:s/>+POS</text:span></text:p>
      <text:p text:style-name="P17"><text:span text:style-name="T15"><text:s/></text:span></text:p>
      <text:p text:style-name="P17"><text:span text:style-name="T15"><text:s text:c="2"/>! Final vowel tags</text:span></text:p>
      <text:p text:style-name="P17"><text:span text:style-name="T15"><text:s text:c="2"/>+FV_IND <text:s/>+FV_SUBJ <text:s/>+FV_NEG <text:s/>+FV_PERF <text:s/>+FV_IMP_SG <text:s/>+FV_IMP_PL</text:span></text:p>
      <text:p text:style-name="P17"><text:span text:style-name="T15"><text:s/></text:span></text:p>
      <text:p text:style-name="P17"><text:span text:style-name="T15"><text:s text:c="2"/>! Flag diacritics (54 for NC + 3 for NEG + 2 for MOOD + 2 for NUM)</text:span></text:p>
      <text:p text:style-name="P17"><text:span text:style-name="T15"><text:s text:c="2"/>@P.NC.1@ <text:s/>@R.NC.1@ <text:s/>@D.NC.1@ <text:s/>... <text:s/>@P.NC.18@ <text:s/>@R.NC.18@ <text:s/>@D.NC.18@</text:span></text:p>
      <text:p text:style-name="P17"><text:span text:style-name="T15"><text:s text:c="2"/>@P.NEG.ON@ <text:s/>@R.NEG.ON@ <text:s/>@D.NEG.ON@</text:span></text:p>
      <text:p text:style-name="P17"><text:span text:style-name="T15"><text:s text:c="2"/>@P.MOOD.SUBJ@ <text:s/>@R.MOOD.SUBJ@</text:span></text:p>
      <text:p text:style-name="P18"><text:span text:style-name="T15"><text:s text:c="2"/>@P.NUM.PL@ <text:s/>@R.NUM.PL@</text:span></text:p>
      <text:h text:style-name="P19" text:outline-level="2"><text:span text:style-name="T16">5.2 Flag diacritics</text:span></text:h>
      <text:p text:style-name="P10"><text:span text:style-name="T9">Flag diacritics enforce long-distance agreement constraints that span multiple morpheme slots. The chiTonga grammar uses four flag diacritic features:</text:span></text:p>
      <text:p text:style-name="P12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header-rows>
          <table:table-row table:style-name="Table7.1">
            <table:table-cell table:style-name="Table7.A1" office:value-type="string">
              <text:p text:style-name="P13"><text:span text:style-name="T10">Feature</text:span></text:p>
            </table:table-cell>
            <table:table-cell table:style-name="Table7.A1" office:value-type="string">
              <text:p text:style-name="P13"><text:span text:style-name="T10">Set in slot</text:span></text:p>
            </table:table-cell>
            <table:table-cell table:style-name="Table7.A1" office:value-type="string">
              <text:p text:style-name="P13"><text:span text:style-name="T10">Required in slot</text:span></text:p>
            </table:table-cell>
            <table:table-cell table:style-name="Table7.A1" office:value-type="string">
              <text:p text:style-name="P13"><text:span text:style-name="T10">Constraint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3"><text:span text:style-name="T11">@P/R.NC.1–18@</text:span></text:p>
          </table:table-cell>
          <table:table-cell table:style-name="Table7.A2" office:value-type="string">
            <text:p text:style-name="P13"><text:span text:style-name="T11">SLOT3 SubjectMarker</text:span></text:p>
          </table:table-cell>
          <table:table-cell table:style-name="Table7.A2" office:value-type="string">
            <text:p text:style-name="P13"><text:span text:style-name="T11">SLOT7 ObjectMarker</text:span></text:p>
          </table:table-cell>
          <table:table-cell table:style-name="Table7.A2" office:value-type="string">
            <text:p text:style-name="P13"><text:span text:style-name="T11">SM and OM must agree in noun class. Prevents *ci-... -mu- (NC7 subject + NC1 object on same verb).</text:span></text:p>
          </table:table-cell>
        </table:table-row>
        <table:table-row table:style-name="Table7.1">
          <table:table-cell table:style-name="Table7.A3" office:value-type="string">
            <text:p text:style-name="P13"><text:span text:style-name="T11">@P/R.NEG.ON@</text:span></text:p>
          </table:table-cell>
          <table:table-cell table:style-name="Table7.A3" office:value-type="string">
            <text:p text:style-name="P13"><text:span text:style-name="T11">SLOT1 NegPre </text:span><text:soft-page-break/><text:span text:style-name="T11">(ta-)</text:span></text:p>
          </table:table-cell>
          <table:table-cell table:style-name="Table7.A3" office:value-type="string">
            <text:p text:style-name="P13"><text:span text:style-name="T11">SLOT10 </text:span><text:soft-page-break/><text:span text:style-name="T11">FV_NEG (-i)</text:span></text:p>
          </table:table-cell>
          <table:table-cell table:style-name="Table7.A3" office:value-type="string">
            <text:p text:style-name="P13"><text:span text:style-name="T11">Negative final vowel -i requires pre-</text:span><text:soft-page-break/><text:span text:style-name="T11">initial ta-. Without @P.NEG.ON@ set, FV_NEG is rejected.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11">@D.NEG.ON@</text:span></text:p>
          </table:table-cell>
          <table:table-cell table:style-name="Table7.A2" office:value-type="string">
            <text:p text:style-name="P13"><text:span text:style-name="T11">SLOT1 NegPre (ta-)</text:span></text:p>
          </table:table-cell>
          <table:table-cell table:style-name="Table7.A2" office:value-type="string">
            <text:p text:style-name="P13"><text:span text:style-name="T11">SLOT4 NegInfix</text:span></text:p>
          </table:table-cell>
          <table:table-cell table:style-name="Table7.A2" office:value-type="string">
            <text:p text:style-name="P13"><text:span text:style-name="T11">Pre-initial and infix negation are mutually exclusive. SLOT1 blocks SLOT4 and vice versa.</text:span></text:p>
          </table:table-cell>
        </table:table-row>
        <table:table-row table:style-name="Table7.1">
          <table:table-cell table:style-name="Table7.A3" office:value-type="string">
            <text:p text:style-name="P13"><text:span text:style-name="T11">@P/R.MOOD.SUBJ@</text:span></text:p>
          </table:table-cell>
          <table:table-cell table:style-name="Table7.A3" office:value-type="string">
            <text:p text:style-name="P13"><text:span text:style-name="T11">SLOT6 Modal (nga-)</text:span></text:p>
          </table:table-cell>
          <table:table-cell table:style-name="Table7.A3" office:value-type="string">
            <text:p text:style-name="P13"><text:span text:style-name="T11">SLOT10 FV_SUBJ (-e)</text:span></text:p>
          </table:table-cell>
          <table:table-cell table:style-name="Table7.A3" office:value-type="string">
            <text:p text:style-name="P13"><text:span text:style-name="T11">Subjunctive final vowel -e requires modal nga- in SLOT6. Both must co-occur or neither.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11">@P/R.NUM.PL@</text:span></text:p>
          </table:table-cell>
          <table:table-cell table:style-name="Table7.A2" office:value-type="string">
            <text:p text:style-name="P13"><text:span text:style-name="T11">SLOT3 plural SM</text:span></text:p>
          </table:table-cell>
          <table:table-cell table:style-name="Table7.A2" office:value-type="string">
            <text:p text:style-name="P13"><text:span text:style-name="T11">SLOT9 RECIP</text:span></text:p>
          </table:table-cell>
          <table:table-cell table:style-name="Table7.A2" office:value-type="string">
            <text:p text:style-name="P13"><text:span text:style-name="T11">Reciprocal extension (-an-) requires a plural subject. Set by all plural SM entries.</text:span></text:p>
          </table:table-cell>
        </table:table-row>
      </table:table>
      <text:p text:style-name="P11"/>
      <text:p text:style-name="P10"><text:span text:style-name="T9">Example from the lexc file:</text:span></text:p>
      <text:p text:style-name="P16"><text:span text:style-name="T15">! SM for NC7 — sets NC flag to 7</text:span></text:p>
      <text:p text:style-name="P17"><text:span text:style-name="T15">LEXICON SubjectMarker</text:span></text:p>
      <text:p text:style-name="P17"><text:span text:style-name="T15"><text:s text:c="2"/>ci%+SM7@P.NC.7@: SLOT4 ; <text:s/>! NC7 subject: ci-</text:span></text:p>
      <text:p text:style-name="P17"><text:span text:style-name="T15"><text:s/></text:span></text:p>
      <text:p text:style-name="P17"><text:span text:style-name="T15">! OM for NC7 — requires NC flag to be 7</text:span></text:p>
      <text:p text:style-name="P17"><text:span text:style-name="T15">LEXICON ObjectMarker</text:span></text:p>
      <text:p text:style-name="P17"><text:span text:style-name="T15"><text:s text:c="2"/>ci%+OM7@R.NC.7@: SLOT8 ; <text:s/>! NC7 object: -ci-</text:span></text:p>
      <text:p text:style-name="P17"><text:span text:style-name="T15"><text:s/></text:span></text:p>
      <text:p text:style-name="P17"><text:span text:style-name="T15">! This means ci...ci is valid (NC7 SM + NC7 OM)</text:span></text:p>
      <text:p text:style-name="P18"><text:span text:style-name="T15">! but ci...mu is invalid (NC7 SM + NC1 OM) — rejected by flag</text:span></text:p>
      <text:h text:style-name="P19" text:outline-level="2"><text:span text:style-name="T16">5.3 The 11-slot continuation class chain</text:span></text:h>
      <text:p text:style-name="P10"><text:span text:style-name="T9">The lexc file implements the 11-slot verb template by chaining continuation classes. Each slot's lexicon has entries that continue to the next slot:</text:span></text:p>
      <text:p text:style-name="P16"><text:span text:style-name="T15">! Root structure:</text:span></text:p>
      <text:p text:style-name="P17"><text:span text:style-name="T15">LEXICON Root</text:span></text:p>
      <text:p text:style-name="P17"><text:span text:style-name="T15"><text:s text:c="2"/>NegPre ; <text:s text:c="9"/>! optional SLOT1 → or go straight to PreInitial</text:span></text:p>
      <text:p text:style-name="P17"><text:span text:style-name="T15"><text:s text:c="2"/>PreInitial ; <text:s text:c="5"/>! optional SLOT2</text:span></text:p>
      <text:p text:style-name="P17"><text:span text:style-name="T15"><text:s/></text:span></text:p>
      <text:p text:style-name="P17"><text:span text:style-name="T15">! SLOT1 — Pre-initial negation (optional)</text:span></text:p>
      <text:p text:style-name="P17"><text:span text:style-name="T15">LEXICON NegPre</text:span></text:p>
      <text:p text:style-name="P17"><text:span text:style-name="T15"><text:s text:c="2"/>ta%+NEG@P.NEG.ON@: PreInitial ; <text:s text:c="2"/>! ta- sets @P.NEG.ON@</text:span></text:p>
      <text:p text:style-name="P17"><text:span text:style-name="T15"><text:s text:c="2"/>PreInitial ; <text:s text:c="23"/>! epsilon path (no negation)</text:span></text:p>
      <text:p text:style-name="P17"><text:span text:style-name="T15"><text:s/></text:span></text:p>
      <text:p text:style-name="P17"><text:span text:style-name="T15">! SLOT3 — Subject concord (OBLIGATORY — no epsilon path)</text:span></text:p>
      <text:p text:style-name="P17"><text:span text:style-name="T15">LEXICON SubjectMarker</text:span></text:p>
      <text:p text:style-name="P17"><text:span text:style-name="T15"><text:s text:c="2"/>ndi%+SM1SG: NegInfix ; <text:s text:c="12"/>! 1SG: ndi-</text:span></text:p>
      <text:p text:style-name="P17"><text:span text:style-name="T15"><text:s text:c="2"/>u%+SM2SG: <text:s text:c="2"/>NegInfix ; <text:s text:c="12"/>! 2SG: u-</text:span></text:p>
      <text:p text:style-name="P17"><text:span text:style-name="T15"><text:s text:c="2"/>ci%+SM7@P.NC.7@: NegInfix ; <text:s text:c="7"/>! NC7: ci-</text:span></text:p>
      <text:p text:style-name="P17"><text:span text:style-name="T15"><text:s text:c="2"/>! <text:s/>... 25 entries total ... <text:s text:c="8"/>! NO epsilon — SM is obligatory</text:span></text:p>
      <text:p text:style-name="P17"><text:span text:style-name="T15"><text:s/></text:span></text:p>
      <text:p text:style-name="P17"><text:span text:style-name="T15">! SLOT8 — Verb root (OBLIGATORY — no epsilon path)</text:span></text:p>
      <text:p text:style-name="P17"><text:span text:style-name="T15">LEXICON VerbRoot</text:span></text:p>
      <text:p text:style-name="P17"><text:span text:style-name="T15"><text:s text:c="2"/>lya%+V:lya DerivSuffix ; <text:s text:c="10"/>! auto-generated from verbs.yaml</text:span></text:p>
      <text:p text:style-name="P17"><text:span text:style-name="T15"><text:s text:c="2"/>bona%+V:bona DerivSuffix ;</text:span></text:p>
      <text:p text:style-name="P17"><text:soft-page-break/><text:span text:style-name="T15"><text:s text:c="2"/>! <text:s/>... all verbs ...</text:span></text:p>
      <text:p text:style-name="P17"><text:span text:style-name="T15"><text:s/></text:span></text:p>
      <text:p text:style-name="P17"><text:span text:style-name="T15">! SLOT10 — Final vowel (OBLIGATORY — no epsilon path)</text:span></text:p>
      <text:p text:style-name="P17"><text:span text:style-name="T15">LEXICON FinalVowel</text:span></text:p>
      <text:p text:style-name="P17"><text:span text:style-name="T15"><text:s text:c="2"/>a%+FV_IND:a # ; <text:s text:c="19"/>! indicative -a</text:span></text:p>
      <text:p text:style-name="P17"><text:span text:style-name="T15"><text:s text:c="2"/>e%+FV_SUBJ@R.MOOD.SUBJ@:e # ; <text:s text:c="4"/>! subjunctive -e (requires @MOOD.SUBJ@)</text:span></text:p>
      <text:p text:style-name="P17"><text:span text:style-name="T15"><text:s text:c="2"/>i%+FV_NEG@R.NEG.ON@:i # ; <text:s text:c="8"/>! negative -i (requires @NEG.ON@)</text:span></text:p>
      <text:p text:style-name="P18"><text:span text:style-name="T15"><text:s text:c="2"/>ide%+FV_PERF:ide # ; <text:s text:c="14"/>! perfective -ide</text:span></text:p>
      <text:h text:style-name="P19" text:outline-level="2"><text:span text:style-name="T16">5.4 Extension zones in lexc</text:span></text:h>
      <text:p text:style-name="P10"><text:span text:style-name="T9">Verb extensions are organised into four zones. The continuation class chain enforces zone ordering: Z1 must come before Z2, Z2 before Z3, Z3 before Z4:</text:span></text:p>
      <text:p text:style-name="P16"><text:span text:style-name="T15">! Zone Z1 — valency-increasing (APPL, CAUS, TRANS, CONT)</text:span></text:p>
      <text:p text:style-name="P17"><text:span text:style-name="T15">LEXICON DerivSuffix</text:span></text:p>
      <text:p text:style-name="P17"><text:span text:style-name="T15"><text:s text:c="2"/>il%+APPL:il Z2OrFV ; <text:s text:c="3"/>! applicative -il- (VH.1 applies: il → el)</text:span></text:p>
      <text:p text:style-name="P17"><text:span text:style-name="T15"><text:s text:c="2"/>is%+CAUS:is Z2OrFV ; <text:s text:c="3"/>! causative -is-</text:span></text:p>
      <text:p text:style-name="P17"><text:span text:style-name="T15"><text:s text:c="2"/>Z2OrFV ; <text:s text:c="16"/>! epsilon path — skip Z1</text:span></text:p>
      <text:p text:style-name="P17"><text:span text:style-name="T15"><text:s/></text:span></text:p>
      <text:p text:style-name="P17"><text:span text:style-name="T15">! Zone Z2 — valency-adjusting (RECIP, STAT)</text:span></text:p>
      <text:p text:style-name="P17"><text:span text:style-name="T15">LEXICON Z2OrFV</text:span></text:p>
      <text:p text:style-name="P17"><text:span text:style-name="T15"><text:s text:c="2"/>an%+RECIP@R.NUM.PL@:an Z3OrFV ; <text:s text:c="2"/>! reciprocal -an- (requires plural SM)</text:span></text:p>
      <text:p text:style-name="P17"><text:span text:style-name="T15"><text:s text:c="2"/>ik%+STAT:ik Z3OrFV ; <text:s text:c="13"/>! stative -ik-</text:span></text:p>
      <text:p text:style-name="P17"><text:span text:style-name="T15"><text:s text:c="2"/>Z3OrFV ; <text:s text:c="26"/>! epsilon</text:span></text:p>
      <text:p text:style-name="P17"><text:span text:style-name="T15"><text:s/></text:span></text:p>
      <text:p text:style-name="P17"><text:span text:style-name="T15">! Zone Z3 — voice (PASS only)</text:span></text:p>
      <text:p text:style-name="P17"><text:span text:style-name="T15">LEXICON Z3OrFV</text:span></text:p>
      <text:p text:style-name="P17"><text:span text:style-name="T15"><text:s text:c="2"/>w%+PASS:w Z4OrFV ; <text:s text:c="5"/>! passive -w-</text:span></text:p>
      <text:p text:style-name="P17"><text:span text:style-name="T15"><text:s text:c="2"/>Z4OrFV ; <text:s text:c="16"/>! epsilon</text:span></text:p>
      <text:p text:style-name="P17"><text:span text:style-name="T15"><text:s/></text:span></text:p>
      <text:p text:style-name="P17"><text:span text:style-name="T15">! Zone Z4 — aspectual (INTENS, REDUP, PERF_EXT, REV, REPET, FREQ, POS)</text:span></text:p>
      <text:p text:style-name="P17"><text:span text:style-name="T15">LEXICON Z4OrFV</text:span></text:p>
      <text:p text:style-name="P17"><text:span text:style-name="T15"><text:s text:c="2"/>isy%+INTENS:isy FinalVowel ;</text:span></text:p>
      <text:p text:style-name="P18"><text:span text:style-name="T15"><text:s text:c="2"/>FinalVowel ; <text:s text:c="12"/>! epsilon — go directly to FV</text:span></text:p>
      <text:p text:style-name="Standard"/>
      <text:h text:style-name="P7" text:outline-level="1"><text:span text:style-name="T6">6. The Twolc Phonological Rules File</text:span></text:h>
      <text:p text:style-name="P10"><text:span text:style-name="T9">chitonga.twolc encodes the phonological alternation rules that apply at morpheme boundaries. Two-level rules describe the relationship between the abstract lexical representation (stored in the lexc) and the surface phonological form.</text:span></text:p>
      <text:h text:style-name="P19" text:outline-level="2"><text:span text:style-name="T16">6.1 Phonological rule inventory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13"><text:span text:style-name="T10">Rule ID</text:span></text:p>
            </table:table-cell>
            <table:table-cell table:style-name="Table8.A1" office:value-type="string">
              <text:p text:style-name="P13"><text:span text:style-name="T10">Type</text:span></text:p>
            </table:table-cell>
            <table:table-cell table:style-name="Table8.A1" office:value-type="string">
              <text:p text:style-name="P13"><text:span text:style-name="T10">Description</text:span></text:p>
            </table:table-cell>
            <table:table-cell table:style-name="Table8.A1" office:value-type="string">
              <text:p text:style-name="P13"><text:span text:style-name="T10">Example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3"><text:span text:style-name="T11">VH.1</text:span></text:p>
          </table:table-cell>
          <table:table-cell table:style-name="Table8.A2" office:value-type="string">
            <text:p text:style-name="P13"><text:span text:style-name="T11">Vowel harmony</text:span></text:p>
          </table:table-cell>
          <table:table-cell table:style-name="Table8.A2" office:value-type="string">
            <text:p text:style-name="P13"><text:span text:style-name="T11">Applicative -il- → -el- after mid-vowel stem (e, o)</text:span></text:p>
          </table:table-cell>
          <table:table-cell table:style-name="Table8.A2" office:value-type="string">
            <text:p text:style-name="P13"><text:span text:style-name="T11">bon + il + a → bonela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11">CA.1</text:span></text:p>
          </table:table-cell>
          <table:table-cell table:style-name="Table8.A3" office:value-type="string">
            <text:p text:style-name="P13"><text:span text:style-name="T11">Consonant alt.</text:span></text:p>
          </table:table-cell>
          <table:table-cell table:style-name="Table8.A3" office:value-type="string">
            <text:p text:style-name="P13"><text:span text:style-name="T11">l → d before high vowels at morpheme boundary</text:span></text:p>
          </table:table-cell>
          <table:table-cell table:style-name="Table8.A3" office:value-type="string">
            <text:p text:style-name="P13"><text:span text:style-name="T11">lya + il → lyida (not lyila)</text:span></text:p>
          </table:table-cell>
        </table:table-row>
        <table:table-row table:style-name="Table8.1">
          <table:table-cell table:style-name="Table8.A2" office:value-type="string">
            <text:p text:style-name="P13"><text:span text:style-name="T11">CA.2</text:span></text:p>
          </table:table-cell>
          <table:table-cell table:style-name="Table8.A2" office:value-type="string">
            <text:p text:style-name="P13"><text:span text:style-name="T11">Palatalization</text:span></text:p>
          </table:table-cell>
          <table:table-cell table:style-name="Table8.A2" office:value-type="string">
            <text:p text:style-name="P13"><text:span text:style-name="T11">k → c (=[tʃ]) before front vowels (e, i)</text:span></text:p>
          </table:table-cell>
          <table:table-cell table:style-name="Table8.A2" office:value-type="string">
            <text:p text:style-name="P13"><text:span text:style-name="T11">kend + a → cenda (verb root)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11">SND.1</text:span></text:p>
          </table:table-cell>
          <table:table-cell table:style-name="Table8.A3" office:value-type="string">
            <text:p text:style-name="P13"><text:span text:style-name="T11">Glide formation</text:span></text:p>
          </table:table-cell>
          <table:table-cell table:style-name="Table8.A3" office:value-type="string">
            <text:p text:style-name="P13"><text:span text:style-name="T11">High vowels become glides before another vowel: i → y, u → w</text:span></text:p>
          </table:table-cell>
          <table:table-cell table:style-name="Table8.A3" office:value-type="string">
            <text:p text:style-name="P13"><text:span text:style-name="T11">mu + ana → mwana</text:span></text:p>
          </table:table-cell>
        </table:table-row>
        <table:table-row table:style-name="Table8.1">
          <table:table-cell table:style-name="Table8.A2" office:value-type="string">
            <text:p text:style-name="P13"><text:span text:style-name="T11">SND.2</text:span></text:p>
          </table:table-cell>
          <table:table-cell table:style-name="Table8.A2" office:value-type="string">
            <text:p text:style-name="P13"><text:span text:style-name="T11">Vowel coalescence</text:span></text:p>
          </table:table-cell>
          <table:table-cell table:style-name="Table8.A2" office:value-type="string">
            <text:p text:style-name="P13"><text:span text:style-name="T11">Vowel sequences merge: a + i → e, a + u → o (blocked by SND.1)</text:span></text:p>
          </table:table-cell>
          <table:table-cell table:style-name="Table8.A2" office:value-type="string">
            <text:p text:style-name="P13"><text:span text:style-name="T11">ba + enda → benda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11">SND.3</text:span></text:p>
          </table:table-cell>
          <table:table-cell table:style-name="Table8.A3" office:value-type="string">
            <text:p text:style-name="P13"><text:span text:style-name="T11">Nasal assimilation</text:span></text:p>
          </table:table-cell>
          <table:table-cell table:style-name="Table8.A3" office:value-type="string">
            <text:p text:style-name="P13"><text:span text:style-name="T11">Abstract N- assimilates to place of following consonant</text:span></text:p>
          </table:table-cell>
          <table:table-cell table:style-name="Table8.A3" office:value-type="string">
            <text:p text:style-name="P13"><text:span text:style-name="T11">N + bwa → mbwa (dog)</text:span></text:p>
          </table:table-cell>
        </table:table-row>
        <table:table-row table:style-name="Table8.1">
          <table:table-cell table:style-name="Table8.A2" office:value-type="string">
            <text:p text:style-name="P13"><text:span text:style-name="T11">SND.4</text:span></text:p>
          </table:table-cell>
          <table:table-cell table:style-name="Table8.A2" office:value-type="string">
            <text:p text:style-name="P13"><text:span text:style-name="T11">Vowel elision</text:span></text:p>
          </table:table-cell>
          <table:table-cell table:style-name="Table8.A2" office:value-type="string">
            <text:p text:style-name="P13"><text:span text:style-name="T11">Final vowel deletes before word boundary in cliticization</text:span></text:p>
          </table:table-cell>
          <table:table-cell table:style-name="Table8.A2" office:value-type="string">
            <text:p text:style-name="P13"><text:span text:style-name="T11">na + enda + a# → naenda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11">MP.1</text:span></text:p>
          </table:table-cell>
          <table:table-cell table:style-name="Table8.A3" office:value-type="string">
            <text:p text:style-name="P13"><text:span text:style-name="T11">Mora preservation</text:span></text:p>
          </table:table-cell>
          <table:table-cell table:style-name="Table8.A3" office:value-type="string">
            <text:p text:style-name="P13"><text:span text:style-name="T11">Short vowel lengthens after nasal deletion (compensatory)</text:span></text:p>
          </table:table-cell>
          <table:table-cell table:style-name="Table8.A3" office:value-type="string">
            <text:p text:style-name="P13"><text:span text:style-name="T11">n + indi → iindi</text:span></text:p>
          </table:table-cell>
        </table:table-row>
        <table:table-row table:style-name="Table8.1">
          <table:table-cell table:style-name="Table8.A2" office:value-type="string">
            <text:p text:style-name="P13"><text:span text:style-name="T11">VL.2</text:span></text:p>
          </table:table-cell>
          <table:table-cell table:style-name="Table8.A2" office:value-type="string">
            <text:p text:style-name="P13"><text:span text:style-name="T11">Penultimate length</text:span></text:p>
          </table:table-cell>
          <table:table-cell table:style-name="Table8.A2" office:value-type="string">
            <text:p text:style-name="P13"><text:span text:style-name="T11">Penultimate syllable lengthens in utterance-final position</text:span></text:p>
          </table:table-cell>
          <table:table-cell table:style-name="Table8.A2" office:value-type="string">
            <text:p text:style-name="P13"><text:span text:style-name="T11">muntu → muuntu (phrase-final)</text:span></text:p>
          </table:table-cell>
        </table:table-row>
      </table:table>
      <text:p text:style-name="P11"/>
      <text:p text:style-name="P14"><text:span text:style-name="T12">NOTE <text:s/></text:span><text:span text:style-name="T13">VL.2 (penultimate lengthening) is a post-lexical prosodic rule that applies at the phonological phrase level. It is declared in chitonga.twolc with comments but not implemented as a twolc rule — it is listed as a Phase 2 item requiring a separate prosodic transducer.</text:span></text:p>
      <text:h text:style-name="P19" text:outline-level="2"><text:span text:style-name="T16">6.2 Rule ordering stages</text:span></text:h>
      <text:p text:style-name="P10"><text:span text:style-name="T9">The twolc rules are partitioned into four processing stages. The stages enforce the correct rule interaction (VH.1 must apply before SND.1, etc.):</text:span></text:p>
      <text:p text:style-name="P12"/>
      <text:p text:style-name="P16"><text:span text:style-name="T15">! Processing Stage 1: Morphophonological (ordering 1-9)</text:span></text:p>
      <text:p text:style-name="P17"><text:span text:style-name="T15">! <text:s text:c="2"/>VH.1 <text:s/>— Vowel harmony: i → e after mid-vowel stems</text:span></text:p>
      <text:p text:style-name="P17"><text:soft-page-break/><text:span text:style-name="T15">! <text:s text:c="2"/>CA.1 <text:s/>— Consonant alternation: l → d before high vowels</text:span></text:p>
      <text:p text:style-name="P17"><text:span text:style-name="T15">! <text:s text:c="2"/>CA.2 <text:s/>— Palatalization: k → c before front vowels</text:span></text:p>
      <text:p text:style-name="P17"><text:span text:style-name="T15"><text:s/></text:span></text:p>
      <text:p text:style-name="P17"><text:span text:style-name="T15">! Processing Stage 2: Sandhi (ordering 10-19)</text:span></text:p>
      <text:p text:style-name="P17"><text:span text:style-name="T15">! <text:s text:c="2"/>SND.1 — Glide formation: <text:s/>i → y / u → w before vowels</text:span></text:p>
      <text:p text:style-name="P17"><text:span text:style-name="T15">! <text:s text:c="2"/>SND.2 — Vowel coalescence: a+i → e / a+u → o</text:span></text:p>
      <text:p text:style-name="P17"><text:span text:style-name="T15">! <text:s text:c="2"/>SND.3 — Nasal assimilation: N- → m/n/ng/ny before consonants</text:span></text:p>
      <text:p text:style-name="P17"><text:span text:style-name="T15">! <text:s text:c="2"/>SND.4 — Vowel elision: a → 0 before word boundary</text:span></text:p>
      <text:p text:style-name="P17"><text:span text:style-name="T15"><text:s/></text:span></text:p>
      <text:p text:style-name="P17"><text:span text:style-name="T15">! Processing Stage 3: Prosodic (ordering 20-29)</text:span></text:p>
      <text:p text:style-name="P17"><text:span text:style-name="T15">! <text:s text:c="2"/>MP.1 <text:s/>— Mora preservation after nasal deletion (partial)</text:span></text:p>
      <text:p text:style-name="P17"><text:span text:style-name="T15">! <text:s text:c="2"/>VL.2 <text:s/>— Penultimate lengthening (Phase 2 — not yet active)</text:span></text:p>
      <text:p text:style-name="P17"><text:span text:style-name="T15"><text:s/></text:span></text:p>
      <text:p text:style-name="P17"><text:span text:style-name="T15">! Processing Stage 4: Tonal (ordering 30-39)</text:span></text:p>
      <text:p text:style-name="P18"><text:span text:style-name="T15">! <text:s text:c="2"/>TBU.1, TS.1, TS.2, OCP.1, TL.1, TL.2 — ALL Phase 2</text:span></text:p>
      <text:p text:style-name="P11"/>
      <text:p text:style-name="P10"><text:span text:style-name="T9">Key rule interactions that must be respected:</text:span></text:p>
      <text:list xml:id="list928973295" text:style-name="WWNum3">
        <text:list-item text:start-value="1">
          <text:p text:style-name="P27"><text:span text:style-name="T23">SND.1 feeds SND.2: </text:span><text:span text:style-name="T9">Glide formation applies first; if it applies, vowel coalescence is blocked (bleeding relation).</text:span></text:p>
        </text:list-item>
        <text:list-item>
          <text:p text:style-name="P27"><text:span text:style-name="T23">VH.1 feeds CA.1: </text:span><text:span text:style-name="T9">Vowel harmony applies before consonant alternation so the correct vowel environment is established.</text:span></text:p>
        </text:list-item>
        <text:list-item>
          <text:p text:style-name="P27"><text:span text:style-name="T23">VL.2 counterfeeds SND.4: </text:span><text:span text:style-name="T9">Penultimate lengthening must apply before vowel elision; otherwise the lengthened vowel would be incorrectly deleted.</text:span></text:p>
        </text:list-item>
      </text:list>
      <text:h text:style-name="P19" text:outline-level="2"><text:span text:style-name="T16">6.3 Known gaps (Phase 1 limitations)</text:span></text:h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3"><text:span text:style-name="T10">Gap ID</text:span></text:p>
            </table:table-cell>
            <table:table-cell table:style-name="Table9.A1" office:value-type="string">
              <text:p text:style-name="P13"><text:span text:style-name="T10">Description</text:span></text:p>
            </table:table-cell>
            <table:table-cell table:style-name="Table9.A1" office:value-type="string">
              <text:p text:style-name="P13"><text:span text:style-name="T10">Impact</text:span></text:p>
            </table:table-cell>
            <table:table-cell table:style-name="Table9.A1" office:value-type="string">
              <text:p text:style-name="P13"><text:span text:style-name="T10">Resolution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3"><text:span text:style-name="T11">GAP1</text:span></text:p>
          </table:table-cell>
          <table:table-cell table:style-name="Table9.A2" office:value-type="string">
            <text:p text:style-name="P13"><text:span text:style-name="T11">Tone not on surface strings</text:span></text:p>
          </table:table-cell>
          <table:table-cell table:style-name="Table9.A2" office:value-type="string">
            <text:p text:style-name="P13"><text:span text:style-name="T11">PST and REM_PST both surface as "aka". The FST returns both readings for ambiguous forms.</text:span></text:p>
          </table:table-cell>
          <table:table-cell table:style-name="Table9.A2" office:value-type="string">
            <text:p text:style-name="P13"><text:span text:style-name="T11">Phase 2: autosegmental tone transducer. Currently: tag-based disambiguation (+PST vs +REM_PST).</text:span></text:p>
          </table:table-cell>
        </table:table-row>
        <table:table-row table:style-name="Table9.1">
          <table:table-cell table:style-name="Table9.A3" office:value-type="string">
            <text:p text:style-name="P13"><text:span text:style-name="T11">GAP2</text:span></text:p>
          </table:table-cell>
          <table:table-cell table:style-name="Table9.A3" office:value-type="string">
            <text:p text:style-name="P13"><text:span text:style-name="T11">Penultimate lengthening (VL.2) not applied</text:span></text:p>
          </table:table-cell>
          <table:table-cell table:style-name="Table9.A3" office:value-type="string">
            <text:p text:style-name="P13"><text:span text:style-name="T11">Citation forms lack automatic vowel length. muntu analyses correctly but muuntu would not.</text:span></text:p>
          </table:table-cell>
          <table:table-cell table:style-name="Table9.A3" office:value-type="string">
            <text:p text:style-name="P13"><text:span text:style-name="T11">Phase 2: prosodic post-processing layer.</text:span></text:p>
          </table:table-cell>
        </table:table-row>
        <table:table-row table:style-name="Table9.1">
          <table:table-cell table:style-name="Table9.A2" office:value-type="string">
            <text:p text:style-name="P13"><text:span text:style-name="T11">GAP3</text:span></text:p>
          </table:table-cell>
          <table:table-cell table:style-name="Table9.A2" office:value-type="string">
            <text:p text:style-name="P13"><text:span text:style-name="T11">Stem confidence = "low" entries skipped</text:span></text:p>
          </table:table-cell>
          <table:table-cell table:style-name="Table9.A2" office:value-type="string">
            <text:p text:style-name="P13"><text:span text:style-name="T11">~15% of verb entries not in the FST. Analyser returns +? for those forms.</text:span></text:p>
          </table:table-cell>
          <table:table-cell table:style-name="Table9.A2" office:value-type="string">
            <text:p text:style-name="P13"><text:span text:style-name="T11">Review flagged.yaml; correct the stem field; re-run build_fst.py.</text:span></text:p>
          </table:table-cell>
        </table:table-row>
        <table:table-row table:style-name="Table9.1">
          <table:table-cell table:style-name="Table9.A3" office:value-type="string">
            <text:p text:style-name="P13"><text:span text:style-name="T11">GAP4</text:span></text:p>
          </table:table-cell>
          <table:table-cell table:style-name="Table9.A3" office:value-type="string">
            <text:p text:style-name="P13"><text:span text:style-name="T11">Nouns with unknown NC skipped</text:span></text:p>
          </table:table-cell>
          <table:table-cell table:style-name="Table9.A3" office:value-type="string">
            <text:p text:style-name="P13"><text:span text:style-name="T11">Unassigned nouns not in the lexc. Analyser treats them as unrecognised.</text:span></text:p>
          </table:table-cell>
          <table:table-cell table:style-name="Table9.A3" office:value-type="string">
            <text:p text:style-name="P13"><text:span text:style-name="T11">Fill class_singular in nouns.yaml; re-run build_fst.py.</text:span></text:p>
          </table:table-cell>
        </table:table-row>
        <table:table-row table:style-name="Table9.1">
          <table:table-cell table:style-name="Table9.A2" office:value-type="string">
            <text:p text:style-name="P13"><text:span text:style-name="T11">GAP5</text:span></text:p>
          </table:table-cell>
          <table:table-cell table:style-name="Table9.A2" office:value-type="string">
            <text:p text:style-name="P13"><text:span text:style-name="T11">full_form_plural missing </text:span><text:soft-page-break/><text:span text:style-name="T11">for most nouns</text:span></text:p>
          </table:table-cell>
          <table:table-cell table:style-name="Table9.A2" office:value-type="string">
            <text:p text:style-name="P13"><text:span text:style-name="T11">Plural forms not </text:span><text:soft-page-break/><text:span text:style-name="T11">generated by the FST.</text:span></text:p>
          </table:table-cell>
          <table:table-cell table:style-name="Table9.A2" office:value-type="string">
            <text:p text:style-name="P13"><text:span text:style-name="T11">Add full_form_plural to nouns.yaml </text:span><text:soft-page-break/><text:span text:style-name="T11">entries.</text:span></text:p>
          </table:table-cell>
        </table:table-row>
      </table:table>
      <text:p text:style-name="Standard"/>
      <text:h text:style-name="P7" text:outline-level="1"><text:span text:style-name="T6">7. Building the FST with build_fst.py</text:span></text:h>
      <text:p text:style-name="P10"><text:span text:style-name="T9">build_fst.py is the single entry point for FST compilation. It reads the YAML lexicons, generates the full lexc file, and calls the HFST pipeline to produce the compiled analyser and generator.</text:span></text:p>
      <text:h text:style-name="P19" text:outline-level="2"><text:span text:style-name="T16">7.1 Command-line options</text:span></text:h>
      <text:p text:style-name="P16"><text:span text:style-name="T15">python3 build_fst.py [OPTIONS]</text:span></text:p>
      <text:p text:style-name="P17"><text:span text:style-name="T15"><text:s/></text:span></text:p>
      <text:p text:style-name="P17"><text:span text:style-name="T15">Options:</text:span></text:p>
      <text:p text:style-name="P17"><text:span text:style-name="T15"><text:s text:c="2"/>--grammar <text:s text:c="2"/>PATH <text:s text:c="3"/>Grammar YAML (default: chitonga_grammar.yaml)</text:span></text:p>
      <text:p text:style-name="P17"><text:span text:style-name="T15"><text:s text:c="2"/>--hfst-cfg <text:s/>PATH <text:s text:c="3"/>HFST config YAML (default: hfst_config.yaml)</text:span></text:p>
      <text:p text:style-name="P17"><text:span text:style-name="T15"><text:s text:c="2"/>--lexc-tmpl PATH <text:s text:c="3"/>lexc template (default: chitonga.lexc)</text:span></text:p>
      <text:p text:style-name="P17"><text:span text:style-name="T15"><text:s text:c="2"/>--twolc <text:s text:c="4"/>PATH <text:s text:c="3"/>twolc file (default: chitonga.twolc)</text:span></text:p>
      <text:p text:style-name="P17"><text:span text:style-name="T15"><text:s text:c="2"/>--verbs <text:s text:c="4"/>PATH <text:s text:c="3"/>Verb lexicon (default: verbs.yaml)</text:span></text:p>
      <text:p text:style-name="P17"><text:span text:style-name="T15"><text:s text:c="2"/>--nouns <text:s text:c="4"/>PATH <text:s text:c="3"/>Noun lexicon (default: nouns.yaml)</text:span></text:p>
      <text:p text:style-name="P17"><text:span text:style-name="T15"><text:s text:c="2"/>--closed <text:s text:c="3"/>PATH <text:s text:c="3"/>Closed-class lexicon (default: closed_class.yaml)</text:span></text:p>
      <text:p text:style-name="P17"><text:span text:style-name="T15"><text:s text:c="2"/>--outdir <text:s text:c="3"/>PATH <text:s text:c="3"/>Output directory (default: build/)</text:span></text:p>
      <text:p text:style-name="P17"><text:span text:style-name="T15"><text:s text:c="2"/>--no-compile <text:s text:c="7"/>Generate lexc only; skip hfst-lexc/twolc/compose</text:span></text:p>
      <text:p text:style-name="P17"><text:span text:style-name="T15"><text:s text:c="2"/>--no-test <text:s text:c="10"/>Skip smoke tests after compilation</text:span></text:p>
      <text:p text:style-name="P18"><text:span text:style-name="T15"><text:s text:c="2"/>--lang <text:s text:c="5"/>STR <text:s text:c="4"/>Language identifier for filenames (default: chitonga)</text:span></text:p>
      <text:p text:style-name="P11"/>
      <text:p text:style-name="P10"><text:span text:style-name="T9">Quick-start commands:</text:span></text:p>
      <text:p text:style-name="P20"><text:span text:style-name="T17"># Build everything (default paths, outdir=build/)</text:span></text:p>
      <text:p text:style-name="P22"><text:span text:style-name="T17">cd gobelo_grammar_toolkit/hfst/</text:span></text:p>
      <text:p text:style-name="P22"><text:span text:style-name="T17">python3 build_fst.py</text:span></text:p>
      <text:p text:style-name="P22"><text:span text:style-name="T17"><text:s/></text:span></text:p>
      <text:p text:style-name="P22"><text:span text:style-name="T17"># Generate the full lexc only (no HFST tools required)</text:span></text:p>
      <text:p text:style-name="P22"><text:span text:style-name="T17">python3 build_fst.py --no-compile</text:span></text:p>
      <text:p text:style-name="P22"><text:span text:style-name="T17"><text:s/></text:span></text:p>
      <text:p text:style-name="P22"><text:span text:style-name="T17"># Build to a specific output directory</text:span></text:p>
      <text:p text:style-name="P22"><text:span text:style-name="T17">python3 build_fst.py --outdir compiled/</text:span></text:p>
      <text:p text:style-name="P22"><text:span text:style-name="T17"><text:s/></text:span></text:p>
      <text:p text:style-name="P22"><text:span text:style-name="T17"># Build without running smoke tests</text:span></text:p>
      <text:p text:style-name="P21"><text:span text:style-name="T17">python3 build_fst.py --no-test</text:span></text:p>
      <text:p text:style-name="P24"><text:span text:style-name="T19">TIP <text:s/></text:span><text:span text:style-name="T20">Running with --no-compile lets you inspect the generated chitonga-full.lexc before committing HFST compilation time. This is useful when debugging lexicon issues.</text:span></text:p>
      <text:h text:style-name="P19" text:outline-level="2"><text:span text:style-name="T16">7.2 Build pipeline steps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3"><text:span text:style-name="T10">Step</text:span></text:p>
            </table:table-cell>
            <table:table-cell table:style-name="Table10.A1" office:value-type="string">
              <text:p text:style-name="P13"><text:span text:style-name="T10">Command</text:span></text:p>
            </table:table-cell>
            <table:table-cell table:style-name="Table10.A1" office:value-type="string">
              <text:p text:style-name="P13"><text:span text:style-name="T10">Input</text:span></text:p>
            </table:table-cell>
            <table:table-cell table:style-name="Table10.A1" office:value-type="string">
              <text:p text:style-name="P13"><text:span text:style-name="T10">Output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3"><text:span text:style-name="T11">1 — Generate lexc</text:span></text:p>
          </table:table-cell>
          <table:table-cell table:style-name="Table10.A2" office:value-type="string">
            <text:p text:style-name="P13"><text:span text:style-name="T11">build_fst.py (internal)</text:span></text:p>
          </table:table-cell>
          <table:table-cell table:style-name="Table10.A2" office:value-type="string">
            <text:p text:style-name="P13"><text:span text:style-name="T11">chitonga.lexc + verbs.yaml + nouns.yaml + closed_class.yaml</text:span></text:p>
          </table:table-cell>
          <table:table-cell table:style-name="Table10.A2" office:value-type="string">
            <text:p text:style-name="P13"><text:span text:style-name="T11">chitonga-full.lexc</text:span></text:p>
          </table:table-cell>
        </table:table-row>
        <table:table-row table:style-name="Table10.1">
          <table:table-cell table:style-name="Table10.A3" office:value-type="string">
            <text:p text:style-name="P13"><text:span text:style-name="T11">2 — Compile morphotactics</text:span></text:p>
          </table:table-cell>
          <table:table-cell table:style-name="Table10.A3" office:value-type="string">
            <text:p text:style-name="P13"><text:span text:style-name="T11">hfst-lexc</text:span></text:p>
          </table:table-cell>
          <table:table-cell table:style-name="Table10.A3" office:value-type="string">
            <text:p text:style-name="P13"><text:span text:style-name="T11">chitonga-full.lexc</text:span></text:p>
          </table:table-cell>
          <table:table-cell table:style-name="Table10.A3" office:value-type="string">
            <text:p text:style-name="P13"><text:span text:style-name="T11">chitonga-morphotactics.hfst</text:span></text:p>
          </table:table-cell>
        </table:table-row>
        <table:table-row table:style-name="Table10.1">
          <table:table-cell table:style-name="Table10.A2" office:value-type="string">
            <text:p text:style-name="P13"><text:span text:style-name="T11">3 — Compile phonology</text:span></text:p>
          </table:table-cell>
          <table:table-cell table:style-name="Table10.A2" office:value-type="string">
            <text:p text:style-name="P13"><text:span text:style-name="T11">hfst-twolc</text:span></text:p>
          </table:table-cell>
          <table:table-cell table:style-name="Table10.A2" office:value-type="string">
            <text:p text:style-name="P13"><text:span text:style-name="T11">chitonga.twolc</text:span></text:p>
          </table:table-cell>
          <table:table-cell table:style-name="Table10.A2" office:value-type="string">
            <text:p text:style-name="P13"><text:span text:style-name="T11">chitonga-phonology.hfst</text:span></text:p>
          </table:table-cell>
        </table:table-row>
        <table:table-row table:style-name="Table10.1">
          <table:table-cell table:style-name="Table10.A3" office:value-type="string">
            <text:p text:style-name="P13"><text:span text:style-name="T11">4 — Compose-</text:span><text:soft-page-break/><text:span text:style-name="T11">intersect</text:span></text:p>
          </table:table-cell>
          <table:table-cell table:style-name="Table10.A3" office:value-type="string">
            <text:p text:style-name="P13"><text:span text:style-name="T11">hfst-compose-intersect</text:span><text:soft-page-break/></text:p>
          </table:table-cell>
          <table:table-cell table:style-name="Table10.A3" office:value-type="string">
            <text:p text:style-name="P13"><text:span text:style-name="T11">morphotactics.hfst + </text:span><text:soft-page-break/><text:span text:style-name="T11">phonology.hfst</text:span></text:p>
          </table:table-cell>
          <table:table-cell table:style-name="Table10.A3" office:value-type="string">
            <text:p text:style-name="P13"><text:span text:style-name="T11">chitonga-analyser.hfst</text:span><text:soft-page-break/></text:p>
          </table:table-cell>
        </table:table-row>
        <table:table-row table:style-name="Table10.1">
          <table:table-cell table:style-name="Table10.A2" office:value-type="string">
            <text:p text:style-name="P13"><text:span text:style-name="T11">5 — Invert</text:span></text:p>
          </table:table-cell>
          <table:table-cell table:style-name="Table10.A2" office:value-type="string">
            <text:p text:style-name="P13"><text:span text:style-name="T11">hfst-invert</text:span></text:p>
          </table:table-cell>
          <table:table-cell table:style-name="Table10.A2" office:value-type="string">
            <text:p text:style-name="P13"><text:span text:style-name="T11">chitonga-analyser.hfst</text:span></text:p>
          </table:table-cell>
          <table:table-cell table:style-name="Table10.A2" office:value-type="string">
            <text:p text:style-name="P13"><text:span text:style-name="T11">chitonga-generator.hfst</text:span></text:p>
          </table:table-cell>
        </table:table-row>
        <table:table-row table:style-name="Table10.1">
          <table:table-cell table:style-name="Table10.A3" office:value-type="string">
            <text:p text:style-name="P13"><text:span text:style-name="T11">6 — Smoke test</text:span></text:p>
          </table:table-cell>
          <table:table-cell table:style-name="Table10.A3" office:value-type="string">
            <text:p text:style-name="P13"><text:span text:style-name="T11">hfst-lookup</text:span></text:p>
          </table:table-cell>
          <table:table-cell table:style-name="Table10.A3" office:value-type="string">
            <text:p text:style-name="P13"><text:span text:style-name="T11">chitonga-analyser.hfst</text:span></text:p>
          </table:table-cell>
          <table:table-cell table:style-name="Table10.A3" office:value-type="string">
            <text:p text:style-name="P13"><text:span text:style-name="T11">build_report.yaml</text:span></text:p>
          </table:table-cell>
        </table:table-row>
      </table:table>
      <text:p text:style-name="P11"/>
      <text:p text:style-name="P10"><text:span text:style-name="T9">Expected build output (all steps successful):</text:span></text:p>
      <text:p text:style-name="P20"><text:span text:style-name="T17"><text:s text:c="2"/>Generated: chitonga-full.lexc <text:s/>(24 KB)</text:span></text:p>
      <text:p text:style-name="P22"><text:span text:style-name="T17"><text:s/></text:span></text:p>
      <text:p text:style-name="P22"><text:span text:style-name="T17"><text:s text:c="2"/>[Compile lexc morphotactics]</text:span></text:p>
      <text:p text:style-name="P22"><text:span text:style-name="T17"><text:s text:c="4"/>$ hfst-lexc chitonga-full.lexc -o build/chitonga-morphotactics.hfst</text:span></text:p>
      <text:p text:style-name="P22"><text:span text:style-name="T17"><text:s text:c="4"/>OK</text:span></text:p>
      <text:p text:style-name="P22"><text:span text:style-name="T17"><text:s/></text:span></text:p>
      <text:p text:style-name="P22"><text:span text:style-name="T17"><text:s text:c="2"/>[Compile twolc phonology]</text:span></text:p>
      <text:p text:style-name="P22"><text:span text:style-name="T17"><text:s text:c="4"/>$ hfst-twolc chitonga.twolc -o build/chitonga-phonology.hfst</text:span></text:p>
      <text:p text:style-name="P22"><text:span text:style-name="T17"><text:s text:c="4"/>OK</text:span></text:p>
      <text:p text:style-name="P22"><text:span text:style-name="T17"><text:s/></text:span></text:p>
      <text:p text:style-name="P22"><text:span text:style-name="T17"><text:s text:c="2"/>[Compose-intersect → analyser]</text:span></text:p>
      <text:p text:style-name="P22"><text:span text:style-name="T17"><text:s text:c="4"/>$ hfst-compose-intersect build/chitonga-morphotactics.hfst</text:span></text:p>
      <text:p text:style-name="P22"><text:span text:style-name="T17"><text:s text:c="11"/>build/chitonga-phonology.hfst -o build/chitonga-analyser.hfst</text:span></text:p>
      <text:p text:style-name="P22"><text:span text:style-name="T17"><text:s text:c="4"/>OK</text:span></text:p>
      <text:p text:style-name="P22"><text:span text:style-name="T17"><text:s/></text:span></text:p>
      <text:p text:style-name="P22"><text:span text:style-name="T17"><text:s text:c="2"/>[Invert → generator]</text:span></text:p>
      <text:p text:style-name="P22"><text:span text:style-name="T17"><text:s text:c="4"/>$ hfst-invert build/chitonga-analyser.hfst -o build/chitonga-generator.hfst</text:span></text:p>
      <text:p text:style-name="P21"><text:span text:style-name="T17"><text:s text:c="4"/>OK</text:span></text:p>
      <text:h text:style-name="P19" text:outline-level="2"><text:span text:style-name="T16">7.3 Output files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13"><text:span text:style-name="T10">File</text:span></text:p>
            </table:table-cell>
            <table:table-cell table:style-name="Table11.A1" office:value-type="string">
              <text:p text:style-name="P13"><text:span text:style-name="T10">Size (typical)</text:span></text:p>
            </table:table-cell>
            <table:table-cell table:style-name="Table11.A1" office:value-type="string">
              <text:p text:style-name="P13"><text:span text:style-name="T10">Used by</text:span>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3"><text:span text:style-name="T11">chitonga-full.lexc</text:span></text:p>
          </table:table-cell>
          <table:table-cell table:style-name="Table11.A2" office:value-type="string">
            <text:p text:style-name="P13"><text:span text:style-name="T11">~24 KB</text:span></text:p>
          </table:table-cell>
          <table:table-cell table:style-name="Table11.A2" office:value-type="string">
            <text:p text:style-name="P13"><text:span text:style-name="T11">Intermediate — input to hfst-lexc; human-readable for debugging</text:span></text:p>
          </table:table-cell>
        </table:table-row>
        <table:table-row table:style-name="Table11.1">
          <table:table-cell table:style-name="Table11.A3" office:value-type="string">
            <text:p text:style-name="P13"><text:span text:style-name="T11">chitonga-morphotactics.hfst</text:span></text:p>
          </table:table-cell>
          <table:table-cell table:style-name="Table11.A3" office:value-type="string">
            <text:p text:style-name="P13"><text:span text:style-name="T11">~2-5 MB</text:span></text:p>
          </table:table-cell>
          <table:table-cell table:style-name="Table11.A3" office:value-type="string">
            <text:p text:style-name="P13"><text:span text:style-name="T11">Intermediate — composed with phonology.hfst</text:span></text:p>
          </table:table-cell>
        </table:table-row>
        <table:table-row table:style-name="Table11.1">
          <table:table-cell table:style-name="Table11.A2" office:value-type="string">
            <text:p text:style-name="P13"><text:span text:style-name="T11">chitonga-phonology.hfst</text:span></text:p>
          </table:table-cell>
          <table:table-cell table:style-name="Table11.A2" office:value-type="string">
            <text:p text:style-name="P13"><text:span text:style-name="T11">~100-500 KB</text:span></text:p>
          </table:table-cell>
          <table:table-cell table:style-name="Table11.A2" office:value-type="string">
            <text:p text:style-name="P13"><text:span text:style-name="T11">Intermediate — composed with morphotactics.hfst</text:span></text:p>
          </table:table-cell>
        </table:table-row>
        <table:table-row table:style-name="Table11.1">
          <table:table-cell table:style-name="Table11.A3" office:value-type="string">
            <text:p text:style-name="P13"><text:span text:style-name="T11">chitonga-analyser.hfst</text:span></text:p>
          </table:table-cell>
          <table:table-cell table:style-name="Table11.A3" office:value-type="string">
            <text:p text:style-name="P13"><text:span text:style-name="T11">~5-15 MB</text:span></text:p>
          </table:table-cell>
          <table:table-cell table:style-name="Table11.A3" office:value-type="string">
            <text:p text:style-name="P13"><text:span text:style-name="T11">MAIN OUTPUT — hfst-lookup, HFSTBackend.analyse()</text:span></text:p>
          </table:table-cell>
        </table:table-row>
        <table:table-row table:style-name="Table11.1">
          <table:table-cell table:style-name="Table11.A2" office:value-type="string">
            <text:p text:style-name="P13"><text:span text:style-name="T11">chitonga-generator.hfst</text:span></text:p>
          </table:table-cell>
          <table:table-cell table:style-name="Table11.A2" office:value-type="string">
            <text:p text:style-name="P13"><text:span text:style-name="T11">~5-15 MB</text:span></text:p>
          </table:table-cell>
          <table:table-cell table:style-name="Table11.A2" office:value-type="string">
            <text:p text:style-name="P13"><text:span text:style-name="T11">MAIN OUTPUT — hfst-lookup, HFSTBackend.generate()</text:span></text:p>
          </table:table-cell>
        </table:table-row>
        <table:table-row table:style-name="Table11.1">
          <table:table-cell table:style-name="Table11.A3" office:value-type="string">
            <text:p text:style-name="P13"><text:span text:style-name="T11">build_report.yaml</text:span></text:p>
          </table:table-cell>
          <table:table-cell table:style-name="Table11.A3" office:value-type="string">
            <text:p text:style-name="P13"><text:span text:style-name="T11">&lt;1 KB</text:span></text:p>
          </table:table-cell>
          <table:table-cell table:style-name="Table11.A3" office:value-type="string">
            <text:p text:style-name="P13"><text:span text:style-name="T11">Coverage statistics, smoke test results, warnings</text:span></text:p>
          </table:table-cell>
        </table:table-row>
      </table:table>
      <text:h text:style-name="P19" text:outline-level="2"><text:soft-page-break/><text:span text:style-name="T16">7.4 Smoke tests</text:span></text:h>
      <text:p text:style-name="P10"><text:span text:style-name="T9">After compilation, build_fst.py runs a set of known words through the analyser and checks that the output contains the expected tag fragment:</text:span></text:p>
      <text:p text:style-name="P20"><text:span text:style-name="T17"><text:s text:c="2"/>[Smoke tests]</text:span></text:p>
      <text:p text:style-name="P22"><text:span text:style-name="T17"><text:s text:c="4"/>PASS <text:s/>aabona <text:s text:c="14"/>aabona <text:s/>aabona+CONJ <text:s/>0.0</text:span></text:p>
      <text:p text:style-name="P22"><text:span text:style-name="T17"><text:s text:c="4"/>PASS <text:s/>cintu <text:s text:c="15"/>cintu <text:s text:c="2"/>ci+NC7+SG+ntu+N <text:s/>0.0</text:span></text:p>
      <text:p text:style-name="P22"><text:span text:style-name="T17"><text:s text:c="4"/>PASS <text:s/>zintu <text:s text:c="15"/>zintu <text:s text:c="2"/>zi+NC8+PL+ntu+N <text:s/>0.0</text:span></text:p>
      <text:p text:style-name="P22"><text:span text:style-name="T17"><text:s text:c="4"/>PASS <text:s/>muntu <text:s text:c="15"/>muntu <text:s text:c="2"/>mu+NC1+SG+ntu+N <text:s/>0.0</text:span></text:p>
      <text:p text:style-name="P22"><text:span text:style-name="T17"><text:s text:c="4"/>PASS <text:s/>bantu <text:s text:c="15"/>bantu <text:s text:c="2"/>ba+NC2+PL+ntu+N <text:s/>0.0</text:span></text:p>
      <text:p text:style-name="P22"><text:span text:style-name="T17"><text:s/></text:span></text:p>
      <text:p text:style-name="P22"><text:span text:style-name="T17"><text:s text:c="2"/>Coverage report:</text:span></text:p>
      <text:p text:style-name="P22"><text:span text:style-name="T17"><text:s text:c="4"/>Verbs total: <text:s text:c="6"/>450 <text:s text:c="2"/>high: 380 <text:s text:c="2"/>medium: 55 <text:s text:c="2"/>low: 15 (skipped)</text:span></text:p>
      <text:p text:style-name="P22"><text:span text:style-name="T17"><text:s text:c="4"/>Nouns nc_assigned: 720 <text:s text:c="2"/>nc_unknown: 28 (skipped)</text:span></text:p>
      <text:p text:style-name="P21"><text:span text:style-name="T17"><text:s text:c="4"/>Closed class: <text:s text:c="6"/>42</text:span></text:p>
      <text:p text:style-name="Standard"/>
      <text:h text:style-name="P7" text:outline-level="1"><text:span text:style-name="T6">8. Using the HFST Backend in Python</text:span></text:h>
      <text:p text:style-name="P10"><text:span text:style-name="T9">hfst_backend.py provides two interfaces for using the compiled FST from Python: the HFSTBackend class (wraps hfst-lookup as a subprocess) and the parse_tag() function (translates raw tag strings to mapper-compatible ParsedTag objects).</text:span></text:p>
      <text:h text:style-name="P19" text:outline-level="2"><text:span text:style-name="T16">8.1 HFSTBackend class</text:span></text:h>
      <text:p text:style-name="P16"><text:span text:style-name="T15">from gobelo_grammar_toolkit.hfst.hfst_backend import HFSTBackend</text:span></text:p>
      <text:p text:style-name="P17"><text:span text:style-name="T15"><text:s/></text:span></text:p>
      <text:p text:style-name="P17"><text:span text:style-name="T15"># Construct — provide path to compiled analyser</text:span></text:p>
      <text:p text:style-name="P17"><text:span text:style-name="T15">backend = HFSTBackend(</text:span></text:p>
      <text:p text:style-name="P17"><text:span text:style-name="T15"><text:s text:c="4"/>analyser_path="hfst/compiled/chitonga-analyser.hfst",</text:span></text:p>
      <text:p text:style-name="P17"><text:span text:style-name="T15"><text:s text:c="4"/>generator_path="hfst/compiled/chitonga-generator.hfst", <text:s/># optional</text:span></text:p>
      <text:p text:style-name="P17"><text:span text:style-name="T15">)</text:span></text:p>
      <text:p text:style-name="P17"><text:span text:style-name="T15"><text:s/></text:span></text:p>
      <text:p text:style-name="P17"><text:span text:style-name="T15"># Analyse a single word</text:span></text:p>
      <text:p text:style-name="P17"><text:span text:style-name="T15">results = backend.analyse("balya")</text:span></text:p>
      <text:p text:style-name="P17"><text:span text:style-name="T15">for r in results:</text:span></text:p>
      <text:p text:style-name="P17"><text:span text:style-name="T15"><text:s text:c="4"/>print(r.surface) <text:s text:c="2"/># balya</text:span></text:p>
      <text:p text:style-name="P17"><text:span text:style-name="T15"><text:s text:c="4"/>print(r.lexical) <text:s text:c="2"/># ba+SM2+PRES+ly+V+a+FV_IND</text:span></text:p>
      <text:p text:style-name="P17"><text:span text:style-name="T15"><text:s text:c="4"/>print(r.weight) <text:s text:c="3"/># 0.0 <text:s/>(lower = better)</text:span></text:p>
      <text:p text:style-name="P17"><text:span text:style-name="T15"><text:s text:c="4"/>print(r.is_failure) # False</text:span></text:p>
      <text:p text:style-name="P17"><text:span text:style-name="T15"><text:s text:c="4"/>for tag in r.tags:</text:span></text:p>
      <text:p text:style-name="P17"><text:span text:style-name="T15"><text:s text:c="8"/>print(f" <text:s/>{tag.content_type}: {tag.mapped_id}")</text:span></text:p>
      <text:p text:style-name="P17"><text:span text:style-name="T15"><text:s/></text:span></text:p>
      <text:p text:style-name="P17"><text:span text:style-name="T15"># Analyse a batch (more efficient for large inputs)</text:span></text:p>
      <text:p text:style-name="P17"><text:span text:style-name="T15">results = backend.analyse_batch(["balya", "cilya", "muntu"])</text:span></text:p>
      <text:p text:style-name="P17"><text:span text:style-name="T15"># Returns Dict[str, List[AnalysisResult]]</text:span></text:p>
      <text:p text:style-name="P17"><text:span text:style-name="T15"><text:s/></text:span></text:p>
      <text:p text:style-name="P17"><text:span text:style-name="T15"># Generate from a tag string</text:span></text:p>
      <text:p text:style-name="P17"><text:span text:style-name="T15">surfaces = backend.generate("ba+SM2+PRES+lya+V+a+FV_IND")</text:span></text:p>
      <text:p text:style-name="P18"><text:span text:style-name="T15"># Returns List[str] of surface forms</text:span></text:p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13"><text:span text:style-name="T10">AnalysisResult field</text:span></text:p>
            </table:table-cell>
            <table:table-cell table:style-name="Table12.A1" office:value-type="string">
              <text:p text:style-name="P13"><text:span text:style-name="T10">Type</text:span></text:p>
            </table:table-cell>
            <table:table-cell table:style-name="Table12.A1" office:value-type="string">
              <text:p text:style-name="P13"><text:span text:style-name="T10">Description</text:span>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T11">surface</text:span></text:p>
          </table:table-cell>
          <table:table-cell table:style-name="Table12.A2" office:value-type="string">
            <text:p text:style-name="P13"><text:span text:style-name="T11">str</text:span></text:p>
          </table:table-cell>
          <table:table-cell table:style-name="Table12.A2" office:value-type="string">
            <text:p text:style-name="P13"><text:span text:style-name="T11">The original word that was analysed</text:span></text:p>
          </table:table-cell>
        </table:table-row>
        <table:table-row table:style-name="Table12.1">
          <table:table-cell table:style-name="Table12.A3" office:value-type="string">
            <text:p text:style-name="P13"><text:span text:style-name="T11">lexical</text:span></text:p>
          </table:table-cell>
          <table:table-cell table:style-name="Table12.A3" office:value-type="string">
            <text:p text:style-name="P13"><text:span text:style-name="T11">str</text:span></text:p>
          </table:table-cell>
          <table:table-cell table:style-name="Table12.A3" office:value-type="string">
            <text:p text:style-name="P13"><text:span text:style-name="T11">Raw hfst-lookup output string, e.g. "ba+SM2+PRES+ly+V+a+FV_IND"</text:span></text:p>
          </table:table-cell>
        </table:table-row>
        <table:table-row table:style-name="Table12.1">
          <table:table-cell table:style-name="Table12.A2" office:value-type="string">
            <text:p text:style-name="P13"><text:span text:style-name="T11">tags</text:span></text:p>
          </table:table-cell>
          <table:table-cell table:style-name="Table12.A2" office:value-type="string">
            <text:p text:style-name="P13"><text:span text:style-name="T11">List[ParsedTag]</text:span></text:p>
          </table:table-cell>
          <table:table-cell table:style-name="Table12.A2" office:value-type="string">
            <text:p text:style-name="P13"><text:span text:style-name="T11">Parsed and translated tags, ready for UDFeatureMapper</text:span></text:p>
          </table:table-cell>
        </table:table-row>
        <table:table-row table:style-name="Table12.1">
          <table:table-cell table:style-name="Table12.A3" office:value-type="string">
            <text:p text:style-name="P13"><text:span text:style-name="T11">weight</text:span></text:p>
          </table:table-cell>
          <table:table-cell table:style-name="Table12.A3" office:value-type="string">
            <text:p text:style-name="P13"><text:span text:style-name="T11">float</text:span></text:p>
          </table:table-cell>
          <table:table-cell table:style-name="Table12.A3" office:value-type="string">
            <text:p text:style-name="P13"><text:span text:style-name="T11">FST path weight — lower is better (0.0 = optimal)</text:span></text:p>
          </table:table-cell>
        </table:table-row>
        <table:table-row table:style-name="Table12.1">
          <table:table-cell table:style-name="Table12.A2" office:value-type="string">
            <text:p text:style-name="P13"><text:span text:style-name="T11">is_failure</text:span></text:p>
          </table:table-cell>
          <table:table-cell table:style-name="Table12.A2" office:value-type="string">
            <text:p text:style-name="P13"><text:span text:style-name="T11">bool</text:span></text:p>
          </table:table-cell>
          <table:table-cell table:style-name="Table12.A2" office:value-type="string">
            <text:p text:style-name="P13"><text:span text:style-name="T11">True when hfst-lookup returned +? (unrecognised form)</text:span></text:p>
          </table:table-cell>
        </table:table-row>
      </table:table>
      <text:h text:style-name="P19" text:outline-level="2"><text:span text:style-name="T16">8.2 parse_tag() and the three tag translation tables</text:span></text:h>
      <text:p text:style-name="P10"><text:span text:style-name="T9">parse_tag() is the core translation function. It resolves three vocabulary mismatches between the FST tag system and the UDFeatureMapper vocabulary:</text:span></text:p>
      <text:p text:style-name="P12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13"><text:span text:style-name="T10">Mismatch</text:span></text:p>
            </table:table-cell>
            <table:table-cell table:style-name="Table13.A1" office:value-type="string">
              <text:p text:style-name="P13"><text:span text:style-name="T10">FST emits</text:span></text:p>
            </table:table-cell>
            <table:table-cell table:style-name="Table13.A1" office:value-type="string">
              <text:p text:style-name="P13"><text:span text:style-name="T10">Mapper expects</text:span></text:p>
            </table:table-cell>
            <table:table-cell table:style-name="Table13.A1" office:value-type="string">
              <text:p text:style-name="P13"><text:span text:style-name="T10">Solution</text:span>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<text:span text:style-name="T11">1 — TAM prefix</text:span></text:p>
          </table:table-cell>
          <table:table-cell table:style-name="Table13.A2" office:value-type="string">
            <text:p text:style-name="P13"><text:span text:style-name="T11">+PRES, +PST, +REM_PST</text:span></text:p>
          </table:table-cell>
          <table:table-cell table:style-name="Table13.A2" office:value-type="string">
            <text:p text:style-name="P13"><text:span text:style-name="T11">"TAM_PRES", "TAM_PST", "TAM_REM_PST"</text:span></text:p>
          </table:table-cell>
          <table:table-cell table:style-name="Table13.A2" office:value-type="string">
            <text:p text:style-name="P13"><text:span text:style-name="T11">_FST_TO_TAM_ID dict prepends "TAM_" to every TAM tag</text:span></text:p>
          </table:table-cell>
        </table:table-row>
        <table:table-row table:style-name="Table13.1">
          <table:table-cell table:style-name="Table13.A3" office:value-type="string">
            <text:p text:style-name="P13"><text:span text:style-name="T11">2a — SM personal</text:span></text:p>
          </table:table-cell>
          <table:table-cell table:style-name="Table13.A3" office:value-type="string">
            <text:p text:style-name="P13"><text:span text:style-name="T11">+SM1SG, +SM2PL</text:span></text:p>
          </table:table-cell>
          <table:table-cell table:style-name="Table13.A3" office:value-type="string">
            <text:p text:style-name="P13"><text:span text:style-name="T11">"1SG", "2PL"</text:span></text:p>
          </table:table-cell>
          <table:table-cell table:style-name="Table13.A3" office:value-type="string">
            <text:p text:style-name="P13"><text:span text:style-name="T11">_FST_SM_PERSONAL dict maps by exact name</text:span></text:p>
          </table:table-cell>
        </table:table-row>
        <table:table-row table:style-name="Table13.1">
          <table:table-cell table:style-name="Table13.A2" office:value-type="string">
            <text:p text:style-name="P13"><text:span text:style-name="T11">2b — SM NC-numbered</text:span></text:p>
          </table:table-cell>
          <table:table-cell table:style-name="Table13.A2" office:value-type="string">
            <text:p text:style-name="P13"><text:span text:style-name="T11">+SM7, +SM1a, +SM10</text:span></text:p>
          </table:table-cell>
          <table:table-cell table:style-name="Table13.A2" office:value-type="string">
            <text:p text:style-name="P13"><text:span text:style-name="T11">"NC7", "NC1a", "NC10"</text:span></text:p>
          </table:table-cell>
          <table:table-cell table:style-name="Table13.A2" office:value-type="string">
            <text:p text:style-name="P13"><text:span text:style-name="T11">_SM_NC_RE regex: SM(\d+[a-z]?) → NC + group(1)</text:span></text:p>
          </table:table-cell>
        </table:table-row>
        <table:table-row table:style-name="Table13.1">
          <table:table-cell table:style-name="Table13.A3" office:value-type="string">
            <text:p text:style-name="P13"><text:span text:style-name="T11">3a — OM personal</text:span></text:p>
          </table:table-cell>
          <table:table-cell table:style-name="Table13.A3" office:value-type="string">
            <text:p text:style-name="P13"><text:span text:style-name="T11">+OM1SG, +OM2SG</text:span></text:p>
          </table:table-cell>
          <table:table-cell table:style-name="Table13.A3" office:value-type="string">
            <text:p text:style-name="P13"><text:span text:style-name="T11">"1SG", "2SG"</text:span></text:p>
          </table:table-cell>
          <table:table-cell table:style-name="Table13.A3" office:value-type="string">
            <text:p text:style-name="P13"><text:span text:style-name="T11">_FST_OM_PERSONAL dict maps by exact name</text:span></text:p>
          </table:table-cell>
        </table:table-row>
        <table:table-row table:style-name="Table13.1">
          <table:table-cell table:style-name="Table13.A2" office:value-type="string">
            <text:p text:style-name="P13"><text:span text:style-name="T11">3b — OM NC-numbered</text:span></text:p>
          </table:table-cell>
          <table:table-cell table:style-name="Table13.A2" office:value-type="string">
            <text:p text:style-name="P13"><text:span text:style-name="T11">+OM7, +OM10</text:span></text:p>
          </table:table-cell>
          <table:table-cell table:style-name="Table13.A2" office:value-type="string">
            <text:p text:style-name="P13"><text:span text:style-name="T11">"NC7", "NC10"</text:span></text:p>
          </table:table-cell>
          <table:table-cell table:style-name="Table13.A2" office:value-type="string">
            <text:p text:style-name="P13"><text:span text:style-name="T11">_OM_NC_RE regex: OM(\d+) → NC + group(1)</text:span></text:p>
          </table:table-cell>
        </table:table-row>
        <table:table-row table:style-name="Table13.1">
          <table:table-cell table:style-name="Table13.A3" office:value-type="string">
            <text:p text:style-name="P13"><text:span text:style-name="T11">Flag diacritics</text:span></text:p>
          </table:table-cell>
          <table:table-cell table:style-name="Table13.A3" office:value-type="string">
            <text:p text:style-name="P13"><text:span text:style-name="T11">@P.NC.7@, @R.NEG.ON@</text:span></text:p>
          </table:table-cell>
          <table:table-cell table:style-name="Table13.A3" office:value-type="string">
            <text:p text:style-name="P13"><text:span text:style-name="T11">(silently discarded)</text:span></text:p>
          </table:table-cell>
          <table:table-cell table:style-name="Table13.A3" office:value-type="string">
            <text:p text:style-name="P13"><text:span text:style-name="T11">_FLAG_RE regex strips all @...@ tokens before splitting</text:span></text:p>
          </table:table-cell>
        </table:table-row>
        <table:table-row table:style-name="Table13.1">
          <table:table-cell table:style-name="Table13.A2" office:value-type="string">
            <text:p text:style-name="P13"><text:span text:style-name="T11">Extension, POS, FV, NC tags</text:span></text:p>
          </table:table-cell>
          <table:table-cell table:style-name="Table13.A2" office:value-type="string">
            <text:p text:style-name="P13"><text:span text:style-name="T11">+APPL, +V, +NC7, +FV_IND</text:span></text:p>
          </table:table-cell>
          <table:table-cell table:style-name="Table13.A2" office:value-type="string">
            <text:p text:style-name="P13"><text:span text:style-name="T11">"APPL", "V", "NC7", "FV_IND"</text:span></text:p>
          </table:table-cell>
          <table:table-cell table:style-name="Table13.A2" office:value-type="string">
            <text:p text:style-name="P13"><text:span text:style-name="T11">Pass through unchanged after stripping the + delimiter</text:span></text:p>
          </table:table-cell>
        </table:table-row>
      </table:table>
      <text:p text:style-name="P11"/>
      <text:p text:style-name="P10"><text:span text:style-name="T9">Usage example:</text:span></text:p>
      <text:p text:style-name="P16"><text:span text:style-name="T15">from gobelo_grammar_toolkit.hfst.hfst_backend import parse_tag</text:span></text:p>
      <text:p text:style-name="P17"><text:span text:style-name="T15"><text:s/></text:span></text:p>
      <text:p text:style-name="P17"><text:span text:style-name="T15"># Verb: balya "they eat" (NC2 present)</text:span></text:p>
      <text:p text:style-name="P17"><text:span text:style-name="T15">tags = parse_tag("ba+SM2+PRES+ly+V+a+FV_IND")</text:span></text:p>
      <text:p text:style-name="P17"><text:span text:style-name="T15">for t in tags:</text:span></text:p>
      <text:p text:style-name="P17"><text:span text:style-name="T15"><text:s text:c="4"/>if t.content_type != "surface":</text:span></text:p>
      <text:p text:style-name="P17"><text:span text:style-name="T15"><text:s text:c="8"/>print(f"{t.content_type:20} {t.mapped_id}")</text:span></text:p>
      <text:p text:style-name="P17"><text:span text:style-name="T15"><text:s/></text:span></text:p>
      <text:p text:style-name="P17"><text:span text:style-name="T15"># Output:</text:span></text:p>
      <text:p text:style-name="P17"><text:span text:style-name="T15"># subject_concord <text:s text:c="5"/>NC2</text:span></text:p>
      <text:p text:style-name="P17"><text:span text:style-name="T15"># tam <text:s text:c="17"/>TAM_PRES</text:span></text:p>
      <text:p text:style-name="P17"><text:span text:style-name="T15"># pos <text:s text:c="17"/>V</text:span></text:p>
      <text:p text:style-name="P17"><text:span text:style-name="T15"># final_vowel <text:s text:c="9"/>FV_IND</text:span></text:p>
      <text:p text:style-name="P17"><text:span text:style-name="T15"><text:s/></text:span></text:p>
      <text:p text:style-name="P17"><text:span text:style-name="T15"># With flag diacritics and object marker</text:span></text:p>
      <text:p text:style-name="P17"><text:span text:style-name="T15">tags = parse_tag("ci+SM7@P.NC.7@+PRES+ci+OM7@R.NC.7@+lya+V+a+FV_IND")</text:span></text:p>
      <text:p text:style-name="P17"><text:span text:style-name="T15"># Flag diacritics @P.NC.7@ and @R.NC.7@ are stripped silently</text:span></text:p>
      <text:p text:style-name="P18"><text:span text:style-name="T15"># SM7 → NC7 (subject_concord), OM7 → NC7 (object_concord)</text:span></text:p>
      <text:h text:style-name="P19" text:outline-level="2"><text:span text:style-name="T16">8.3 Integrating with UDFeatureMapper</text:span></text:h>
      <text:p text:style-name="P16"><text:span text:style-name="T15">from gobelo_grammar_toolkit.hfst.hfst_backend import HFSTBackend, parse_tag</text:span></text:p>
      <text:p text:style-name="P17"><text:span text:style-name="T15">from gobelo_grammar_toolkit.apps.ud_feature_mapper import UDFeatureMapper</text:span></text:p>
      <text:p text:style-name="P17"><text:span text:style-name="T15"><text:s/></text:span></text:p>
      <text:p text:style-name="P17"><text:span text:style-name="T15">backend = HFSTBackend("hfst/compiled/chitonga-analyser.hfst")</text:span></text:p>
      <text:p text:style-name="P17"><text:soft-page-break/><text:span text:style-name="T15">mapper <text:s/>= UDFeatureMapper(loader)</text:span></text:p>
      <text:p text:style-name="P17"><text:span text:style-name="T15"><text:s/></text:span></text:p>
      <text:p text:style-name="P17"><text:span text:style-name="T15">results = backend.analyse("balya")</text:span></text:p>
      <text:p text:style-name="P17"><text:span text:style-name="T15">if results and not results[0].is_failure:</text:span></text:p>
      <text:p text:style-name="P17"><text:span text:style-name="T15"><text:s text:c="4"/>best = results[0]</text:span></text:p>
      <text:p text:style-name="P17"><text:span text:style-name="T15"><text:s text:c="4"/>for tag in best.tags:</text:span></text:p>
      <text:p text:style-name="P17"><text:span text:style-name="T15"><text:s text:c="8"/>if tag.content_type == "tam":</text:span></text:p>
      <text:p text:style-name="P17"><text:span text:style-name="T15"><text:s text:c="12"/>feats = mapper.map_tam(tag.mapped_id)</text:span></text:p>
      <text:p text:style-name="P17"><text:span text:style-name="T15"><text:s text:c="12"/>print(f"Tense={feats.tense} Aspect={feats.aspect}")</text:span></text:p>
      <text:p text:style-name="P17"><text:span text:style-name="T15"><text:s text:c="8"/>elif tag.content_type == "subject_concord":</text:span></text:p>
      <text:p text:style-name="P17"><text:span text:style-name="T15"><text:s text:c="12"/>feats = mapper.map_concord_key(tag.mapped_id, "subject_concords")</text:span></text:p>
      <text:p text:style-name="P17"><text:span text:style-name="T15"><text:s text:c="12"/>print(f"Person={feats.person} Number={feats.number}")</text:span></text:p>
      <text:p text:style-name="P17"><text:span text:style-name="T15"><text:s text:c="8"/>elif tag.content_type == "verb_extension":</text:span></text:p>
      <text:p text:style-name="P17"><text:span text:style-name="T15"><text:s text:c="12"/>feats = mapper.map_extension(tag.mapped_id)</text:span></text:p>
      <text:p text:style-name="P18"><text:span text:style-name="T15"><text:s text:c="12"/>print(f"Voice={feats.voice}")</text:span></text:p>
      <text:p text:style-name="Standard"/>
      <text:h text:style-name="P7" text:outline-level="1"><text:span text:style-name="T6">9. Adding a Language FST</text:span></text:h>
      <text:p text:style-name="P10"><text:span text:style-name="T9">To create an FST for a new language (e.g. chiBemba), you need to create three files: a lexc morphotactics file, a twolc phonological rules file, and populate the lexicon YAMLs.</text:span></text:p>
      <text:h text:style-name="P19" text:outline-level="2"><text:span text:style-name="T16">9.1 Step-by-step workflow</text:span></text:h>
      <text:list text:continue-list="list3233212106" text:style-name="WWNum2">
        <text:list-item>
          <text:p text:style-name="P26"><text:span text:style-name="T9">Copy the chiTonga lexc and twolc as starting templates:</text:span></text:p>
        </text:list-item>
      </text:list>
      <text:p text:style-name="P20"><text:span text:style-name="T17">cp hfst/chitonga.lexc <text:s text:c="2"/>hfst/chibemba.lexc</text:span></text:p>
      <text:p text:style-name="P21"><text:span text:style-name="T17">cp hfst/chitonga.twolc <text:s/>hfst/chibemba.twolc</text:span></text:p>
      <text:list text:continue-numbering="true" text:style-name="WWNum2">
        <text:list-item>
          <text:p text:style-name="P26"><text:span text:style-name="T9">Edit chibemba.lexc — update the SubjectMarker and ObjectMarker lexicons with chiBemba concord forms from the grammar YAML:</text:span></text:p>
        </text:list-item>
      </text:list>
      <text:p text:style-name="P16"><text:span text:style-name="T15">! chiBemba NC1 SM is "a-" (not "u-" as in chiTonga)</text:span></text:p>
      <text:p text:style-name="P17"><text:span text:style-name="T15">LEXICON SubjectMarker</text:span></text:p>
      <text:p text:style-name="P17"><text:span text:style-name="T15"><text:s text:c="2"/>a%+SM1@P.NC.1@: NegInfix ; <text:s text:c="2"/>! NC1 SM for chiBemba</text:span></text:p>
      <text:p text:style-name="P18"><text:span text:style-name="T15"><text:s text:c="2"/>ba%+SM2@P.NC.2@: NegInfix ; <text:s/>! NC2 SM (same as chiTonga)</text:span></text:p>
      <text:list text:continue-numbering="true" text:style-name="WWNum2">
        <text:list-item>
          <text:p text:style-name="P26"><text:span text:style-name="T9">Edit chibemba.twolc — adapt phonological rules for chiBemba phonology. Start by commenting out chiTonga-specific rules and uncommenting/adding chiBemba-specific ones.</text:span></text:p>
        </text:list-item>
        <text:list-item>
          <text:p text:style-name="P26"><text:span text:style-name="T9">Create lexicon YAML files for chiBemba under hfst/lexicons/chibemba/:</text:span></text:p>
        </text:list-item>
      </text:list>
      <text:p text:style-name="P20"><text:span text:style-name="T17">mkdir -p hfst/lexicons/chibemba</text:span></text:p>
      <text:p text:style-name="P22"><text:span text:style-name="T17">cp hfst/lexicons/verbs.yaml <text:s text:c="4"/>hfst/lexicons/chibemba/chibemba_verbs.yaml</text:span></text:p>
      <text:p text:style-name="P22"><text:span text:style-name="T17">cp hfst/lexicons/nouns.yaml <text:s text:c="4"/>hfst/lexicons/chibemba/chibemba_nouns.yaml</text:span></text:p>
      <text:p text:style-name="P21"><text:span text:style-name="T17">cp hfst/lexicons/closed_class.yaml hfst/lexicons/chibemba/chibemba_closed.yaml</text:span></text:p>
      <text:list text:continue-numbering="true" text:style-name="WWNum2">
        <text:list-item>
          <text:p text:style-name="P26"><text:span text:style-name="T9">Populate the chiBemba lexicon YAMLs with verb stems, noun forms, and closed-class items.</text:span></text:p>
        </text:list-item>
        <text:list-item>
          <text:p text:style-name="P26"><text:span text:style-name="T9">Run build_fst.py with the chiBemba files:</text:span></text:p>
        </text:list-item>
      </text:list>
      <text:p text:style-name="P20"><text:span text:style-name="T17">python3 build_fst.py \</text:span></text:p>
      <text:p text:style-name="P22"><text:span text:style-name="T17"><text:s text:c="4"/>--lang <text:s text:c="4"/>chibemba \</text:span></text:p>
      <text:p text:style-name="P22"><text:span text:style-name="T17"><text:s text:c="4"/>--lexc-tmpl hfst/chibemba.lexc \</text:span></text:p>
      <text:p text:style-name="P22"><text:span text:style-name="T17"><text:s text:c="4"/>--twolc <text:s text:c="3"/>hfst/chibemba.twolc \</text:span></text:p>
      <text:p text:style-name="P22"><text:span text:style-name="T17"><text:s text:c="4"/>--verbs <text:s text:c="3"/>hfst/lexicons/chibemba/chibemba_verbs.yaml \</text:span></text:p>
      <text:p text:style-name="P22"><text:span text:style-name="T17"><text:s text:c="4"/>--nouns <text:s text:c="3"/>hfst/lexicons/chibemba/chibemba_nouns.yaml \</text:span></text:p>
      <text:p text:style-name="P22"><text:span text:style-name="T17"><text:s text:c="4"/>--closed <text:s text:c="2"/>hfst/lexicons/chibemba/chibemba_closed.yaml \</text:span></text:p>
      <text:p text:style-name="P21"><text:span text:style-name="T17"><text:s text:c="4"/>--outdir <text:s text:c="2"/>hfst/compiled/</text:span></text:p>
      <text:list xml:id="list64935693137625" text:continue-numbering="true" text:style-name="WWNum2">
        <text:list-item>
          <text:p text:style-name="P26"><text:span text:style-name="T9">Update HFSTBackend usage to point to the chiBemba compiled files.</text:span></text:p>
        </text:list-item>
        <text:list-item>
          <text:p text:style-name="P26"><text:span text:style-name="T9">Update hfst_backend.py tag translation tables if chiBemba uses different SM/OM tag names.</text:span></text:p>
        </text:list-item>
      </text:list>
      <text:h text:style-name="P19" text:outline-level="2"><text:span text:style-name="T16">9.2 Differences to watch for across languages</text:span></text:h>
      <table:table table:name="Table14" table:style-name="Table14">
        <table:table-column table:style-name="Table14.A"/>
        <table:table-column table:style-name="Table14.B" table:number-columns-repeated="3"/>
        <table:table-column table:style-name="Table14.E"/>
        <table:table-header-rows>
          <table:table-row table:style-name="Table14.1">
            <table:table-cell table:style-name="Table14.A1" office:value-type="string">
              <text:p text:style-name="P13"><text:span text:style-name="T10">Feature</text:span></text:p>
            </table:table-cell>
            <table:table-cell table:style-name="Table14.A1" office:value-type="string">
              <text:p text:style-name="P13"><text:span text:style-name="T10">chiTonga</text:span></text:p>
            </table:table-cell>
            <table:table-cell table:style-name="Table14.A1" office:value-type="string">
              <text:p text:style-name="P13"><text:span text:style-name="T10">chiBemba</text:span></text:p>
            </table:table-cell>
            <table:table-cell table:style-name="Table14.A1" office:value-type="string">
              <text:p text:style-name="P13"><text:span text:style-name="T10">siLozi</text:span></text:p>
            </table:table-cell>
            <table:table-cell table:style-name="Table14.A1" office:value-type="string">
              <text:p text:style-name="P13"><text:span text:style-name="T10">Implication</text:span>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3"><text:span text:style-name="T11">NC1 prefix</text:span></text:p>
          </table:table-cell>
          <table:table-cell table:style-name="Table14.A2" office:value-type="string">
            <text:p text:style-name="P13"><text:span text:style-name="T11">mu-</text:span></text:p>
          </table:table-cell>
          <table:table-cell table:style-name="Table14.A2" office:value-type="string">
            <text:p text:style-name="P13"><text:span text:style-name="T11">u-</text:span></text:p>
          </table:table-cell>
          <table:table-cell table:style-name="Table14.A2" office:value-type="string">
            <text:p text:style-name="P13"><text:span text:style-name="T11">mu-</text:span></text:p>
          </table:table-cell>
          <table:table-cell table:style-name="Table14.A2" office:value-type="string">
            <text:p text:style-name="P13"><text:span text:style-name="T11">Update SubjectMarker and NounRootNC1 in lexc</text:span></text:p>
          </table:table-cell>
        </table:table-row>
        <table:table-row table:style-name="Table14.1">
          <table:table-cell table:style-name="Table14.A3" office:value-type="string">
            <text:p text:style-name="P13"><text:span text:style-name="T11">NC2 prefix</text:span></text:p>
          </table:table-cell>
          <table:table-cell table:style-name="Table14.A3" office:value-type="string">
            <text:p text:style-name="P13"><text:span text:style-name="T11">ba-</text:span></text:p>
          </table:table-cell>
          <table:table-cell table:style-name="Table14.A3" office:value-type="string">
            <text:p text:style-name="P13"><text:span text:style-name="T11">ba-</text:span></text:p>
          </table:table-cell>
          <table:table-cell table:style-name="Table14.A3" office:value-type="string">
            <text:p text:style-name="P13"><text:span text:style-name="T11">ba-</text:span></text:p>
          </table:table-cell>
          <table:table-cell table:style-name="Table14.A3" office:value-type="string">
            <text:p text:style-name="P13"><text:span text:style-name="T11">Same — no change needed</text:span></text:p>
          </table:table-cell>
        </table:table-row>
        <table:table-row table:style-name="Table14.1">
          <table:table-cell table:style-name="Table14.A2" office:value-type="string">
            <text:p text:style-name="P13"><text:span text:style-name="T11">NC7 prefix</text:span></text:p>
          </table:table-cell>
          <table:table-cell table:style-name="Table14.A2" office:value-type="string">
            <text:p text:style-name="P13"><text:span text:style-name="T11">ci-</text:span></text:p>
          </table:table-cell>
          <table:table-cell table:style-name="Table14.A2" office:value-type="string">
            <text:p text:style-name="P13"><text:span text:style-name="T11">ci-</text:span></text:p>
          </table:table-cell>
          <table:table-cell table:style-name="Table14.A2" office:value-type="string">
            <text:p text:style-name="P13"><text:span text:style-name="T11">si-</text:span></text:p>
          </table:table-cell>
          <table:table-cell table:style-name="Table14.A2" office:value-type="string">
            <text:p text:style-name="P13"><text:span text:style-name="T11">Update SubjectMarker lexicon entries</text:span></text:p>
          </table:table-cell>
        </table:table-row>
        <text:soft-page-break/>
        <table:table-row table:style-name="Table14.1">
          <table:table-cell table:style-name="Table14.A3" office:value-type="string">
            <text:p text:style-name="P13"><text:span text:style-name="T11">NC8 prefix</text:span></text:p>
          </table:table-cell>
          <table:table-cell table:style-name="Table14.A3" office:value-type="string">
            <text:p text:style-name="P13"><text:span text:style-name="T11">zi-</text:span></text:p>
          </table:table-cell>
          <table:table-cell table:style-name="Table14.A3" office:value-type="string">
            <text:p text:style-name="P13"><text:span text:style-name="T11">—</text:span></text:p>
          </table:table-cell>
          <table:table-cell table:style-name="Table14.A3" office:value-type="string">
            <text:p text:style-name="P13"><text:span text:style-name="T11">li-</text:span></text:p>
          </table:table-cell>
          <table:table-cell table:style-name="Table14.A3" office:value-type="string">
            <text:p text:style-name="P13"><text:span text:style-name="T11">siLozi and chiBemba differ from chiTonga here</text:span></text:p>
          </table:table-cell>
        </table:table-row>
        <table:table-row table:style-name="Table14.1">
          <table:table-cell table:style-name="Table14.A2" office:value-type="string">
            <text:p text:style-name="P13"><text:span text:style-name="T11">Vowel system</text:span></text:p>
          </table:table-cell>
          <table:table-cell table:style-name="Table14.A2" office:value-type="string">
            <text:p text:style-name="P13"><text:span text:style-name="T11">5-vowel</text:span></text:p>
          </table:table-cell>
          <table:table-cell table:style-name="Table14.A2" office:value-type="string">
            <text:p text:style-name="P13"><text:span text:style-name="T11">5-vowel</text:span></text:p>
          </table:table-cell>
          <table:table-cell table:style-name="Table14.A2" office:value-type="string">
            <text:p text:style-name="P13"><text:span text:style-name="T11">7-vowel (adds ɛ, ɔ)</text:span></text:p>
          </table:table-cell>
          <table:table-cell table:style-name="Table14.A2" office:value-type="string">
            <text:p text:style-name="P13"><text:span text:style-name="T11">siLozi twolc needs expanded Alphabet and Sets blocks</text:span></text:p>
          </table:table-cell>
        </table:table-row>
        <table:table-row table:style-name="Table14.1">
          <table:table-cell table:style-name="Table14.A3" office:value-type="string">
            <text:p text:style-name="P13"><text:span text:style-name="T11">Sandhi SND.1</text:span></text:p>
          </table:table-cell>
          <table:table-cell table:style-name="Table14.A3" office:value-type="string">
            <text:p text:style-name="P13"><text:span text:style-name="T11">Active</text:span></text:p>
          </table:table-cell>
          <table:table-cell table:style-name="Table14.A3" office:value-type="string">
            <text:p text:style-name="P13"><text:span text:style-name="T11">Active</text:span></text:p>
          </table:table-cell>
          <table:table-cell table:style-name="Table14.A3" office:value-type="string">
            <text:p text:style-name="P13"><text:span text:style-name="T11">Partially different</text:span></text:p>
          </table:table-cell>
          <table:table-cell table:style-name="Table14.A3" office:value-type="string">
            <text:p text:style-name="P13"><text:span text:style-name="T11">Test and adjust twolc rules</text:span></text:p>
          </table:table-cell>
        </table:table-row>
        <table:table-row table:style-name="Table14.1">
          <table:table-cell table:style-name="Table14.A2" office:value-type="string">
            <text:p text:style-name="P13"><text:span text:style-name="T11">VH.1 harmony</text:span></text:p>
          </table:table-cell>
          <table:table-cell table:style-name="Table14.A2" office:value-type="string">
            <text:p text:style-name="P13"><text:span text:style-name="T11">i → e / il → el</text:span></text:p>
          </table:table-cell>
          <table:table-cell table:style-name="Table14.A2" office:value-type="string">
            <text:p text:style-name="P13"><text:span text:style-name="T11">Similar</text:span></text:p>
          </table:table-cell>
          <table:table-cell table:style-name="Table14.A2" office:value-type="string">
            <text:p text:style-name="P13"><text:span text:style-name="T11">Different allomorphs</text:span></text:p>
          </table:table-cell>
          <table:table-cell table:style-name="Table14.A2" office:value-type="string">
            <text:p text:style-name="P13"><text:span text:style-name="T11">Verify applicative allomorphs in lexc</text:span></text:p>
          </table:table-cell>
        </table:table-row>
      </table:table>
      <text:p text:style-name="Standard"/>
      <text:h text:style-name="P7" text:outline-level="1"><text:span text:style-name="T6">10. Troubleshooting</text:span></text:h>
      <text:h text:style-name="P19" text:outline-level="2"><text:span text:style-name="T16">10.1 HFST tool not found</text:span></text:h>
      <text:p text:style-name="P23"><text:span text:style-name="T17">hfst-lexc: command not found</text:span></text:p>
      <text:p text:style-name="P10"><text:span text:style-name="T9">Fix: install HFST using the method for your platform (Section 2). Then verify with:</text:span></text:p>
      <text:p text:style-name="P23"><text:span text:style-name="T17">which hfst-lexc hfst-twolc hfst-compose-intersect hfst-invert</text:span></text:p>
      <text:p text:style-name="P25"><text:span text:style-name="T21">WARNING <text:s/></text:span><text:span text:style-name="T22">On Apple Silicon Macs, Homebrew installs to /opt/homebrew/bin which may not be in PATH. Add export PATH="/opt/homebrew/bin:$PATH" to ~/.zshrc and restart your terminal.</text:span></text:p>
      <text:h text:style-name="P19" text:outline-level="2"><text:span text:style-name="T16">10.2 hfst-lexc: unknown symbol</text:span></text:h>
      <text:p text:style-name="P20"><text:span text:style-name="T17">hfst-lexc: error: Unknown character in input: @P.NC.7@</text:span></text:p>
      <text:p text:style-name="P21"><text:span text:style-name="T17">hfst-lexc: error: Not all symbols in the lexicon are declared</text:span></text:p>
      <text:p text:style-name="P10"><text:span text:style-name="T9">Cause: A flag diacritic or multichar symbol is used in the lexc body but not declared in the Multichar_Symbols block. Fix: run build_fst.py with --no-compile first to regenerate chitonga-full.lexc, then check that the missing symbol appears in the Multichar_Symbols section.</text:span></text:p>
      <text:p text:style-name="P20"><text:span text:style-name="T17"># Inspect the generated Multichar_Symbols block</text:span></text:p>
      <text:p text:style-name="P21"><text:span text:style-name="T17">grep -A 200 "^Multichar_Symbols" chitonga-full.lexc | head -50</text:span></text:p>
      <text:h text:style-name="P19" text:outline-level="2"><text:span text:style-name="T16">10.3 hfst-twolc: rule application error</text:span></text:h>
      <text:p text:style-name="P20"><text:span text:style-name="T17">hfst-twolc: error in rule "VH.1 Applicative harmony": ...</text:span></text:p>
      <text:p text:style-name="P21"><text:span text:style-name="T17">hfst-twolc: context not well-formed near line 42</text:span></text:p>
      <text:p text:style-name="P10"><text:span text:style-name="T9">Cause: twolc syntax error. The most common issues are:</text:span></text:p>
      <text:list text:continue-list="list928973295" text:style-name="WWNum3">
        <text:list-item>
          <text:p text:style-name="P27"><text:span text:style-name="T9">Missing semicolon at end of a rule (each rule ends with ;)</text:span></text:p>
        </text:list-item>
        <text:list-item>
          <text:p text:style-name="P27"><text:span text:style-name="T9">Misspelled set name (Vowel, HighV, etc.) — sets are case-sensitive</text:span></text:p>
        </text:list-item>
        <text:list-item>
          <text:p text:style-name="P27"><text:span text:style-name="T9">Using : instead of &lt;- or &lt;=&gt; in the rule direction</text:span></text:p>
        </text:list-item>
        <text:list-item>
          <text:p text:style-name="P27"><text:span text:style-name="T9">Referencing a character not declared in the Alphabet block</text:span></text:p>
        </text:list-item>
      </text:list>
      <text:p text:style-name="P20"><text:span text:style-name="T17"># Validate the twolc file syntax without compilation</text:span></text:p>
      <text:p text:style-name="P21"><text:span text:style-name="T17">hfst-twolc --help <text:s text:c="2"/># check twolc version and options</text:span></text:p>
      <text:h text:style-name="P19" text:outline-level="2"><text:span text:style-name="T16">10.4 hfst-compose-intersect fails</text:span></text:h>
      <text:p text:style-name="P23"><text:span text:style-name="T17">hfst-compose-intersect: error: empty result transducer</text:span></text:p>
      <text:p text:style-name="P10"><text:span text:style-name="T9">Cause: The morphotactics and phonology FSTs have no paths in common. Common causes:</text:span></text:p>
      <text:list text:continue-numbering="true" text:style-name="WWNum3">
        <text:list-item>
          <text:p text:style-name="P27"><text:span text:style-name="T9">A phonological rule in twolc is over-applying and blocking all paths</text:span></text:p>
        </text:list-item>
        <text:list-item>
          <text:p text:style-name="P27"><text:span text:style-name="T9">The lexc continuation classes have a dead end (a lexicon that is referenced but never defined)</text:span></text:p>
        </text:list-item>
        <text:list-item>
          <text:p text:style-name="P27"><text:span text:style-name="T9">The Alphabet in twolc does not include a character used in the lexc</text:span></text:p>
        </text:list-item>
      </text:list>
      <text:p text:style-name="P10"><text:span text:style-name="T9">Debug by testing the morphotactics in isolation:</text:span></text:p>
      <text:p text:style-name="P20"><text:span text:style-name="T17"># Test the morphotactics without phonology</text:span></text:p>
      <text:p text:style-name="P22"><text:span text:style-name="T17">echo "balya" | hfst-lookup chitonga-morphotactics.hfst</text:span></text:p>
      <text:p text:style-name="P21"><text:span text:style-name="T17"># If this returns +? the problem is in the lexc, not the twolc</text:span></text:p>
      <text:h text:style-name="P19" text:outline-level="2"><text:soft-page-break/><text:span text:style-name="T16">10.5 hfst-lookup returns +? for known words</text:span></text:h>
      <text:p text:style-name="P23"><text:span text:style-name="T17">balya <text:s text:c="3"/>balya+? <text:s text:c="3"/>inf</text:span></text:p>
      <text:p text:style-name="P10"><text:span text:style-name="T9">Cause: the word is not in the lexc. Check:</text:span></text:p>
      <text:list text:continue-numbering="true" text:style-name="WWNum3">
        <text:list-item>
          <text:p text:style-name="P27"><text:span text:style-name="T24"><text:s/>build_report.yaml </text:span><text:span text:style-name="T25"><text:s/>— look for WARN: entries for the verb root</text:span></text:p>
        </text:list-item>
        <text:list-item>
          <text:p text:style-name="P27"><text:span text:style-name="T24"><text:s/>chitonga-full.lexc </text:span><text:span text:style-name="T25"><text:s/>— search for the verb stem (e.g. "ly" for balya)</text:span></text:p>
        </text:list-item>
        <text:list-item>
          <text:p text:style-name="P27"><text:span text:style-name="T24"><text:s/>verbs.yaml </text:span><text:span text:style-name="T25"><text:s/>— check that stem is set and stem_confidence is not "low"</text:span></text:p>
        </text:list-item>
      </text:list>
      <text:p text:style-name="P20"><text:span text:style-name="T17"># Quick check: is "ly" in the generated lexc?</text:span></text:p>
      <text:p text:style-name="P21"><text:span text:style-name="T17">grep "^ <text:s/>ly" chitonga-full.lexc</text:span></text:p>
      <text:h text:style-name="P19" text:outline-level="2"><text:span text:style-name="T16">10.6 HFSTBackend raises FileNotFoundError</text:span></text:h>
      <text:p text:style-name="P20"><text:span text:style-name="T17">FileNotFoundError: HFST analyser not found: hfst/compiled/chitonga-analyser.hfst</text:span></text:p>
      <text:p text:style-name="P21"><text:span text:style-name="T17">Run build_fst.py to compile the analyser first.</text:span></text:p>
      <text:p text:style-name="P10"><text:span text:style-name="T9">The compiled directory is not in version control. Run build_fst.py to generate it:</text:span></text:p>
      <text:p text:style-name="P23"><text:span text:style-name="T17">python3 gobelo_grammar_toolkit/hfst/build_fst.py --outdir gobelo_grammar_toolkit/hfst/compiled/</text:span></text:p>
      <text:h text:style-name="P19" text:outline-level="2"><text:span text:style-name="T16">10.7 HFSTBackend raises RuntimeError: hfst-lookup not found</text:span></text:h>
      <text:p text:style-name="P10"><text:span text:style-name="T9">HFST is installed but the tools are not on PATH. The Python subprocess cannot find hfst-lookup.</text:span></text:p>
      <text:p text:style-name="P20"><text:span text:style-name="T17"># Find where HFST was installed</text:span></text:p>
      <text:p text:style-name="P22"><text:span text:style-name="T17">find /usr /opt /home -name "hfst-lookup" 2&gt;/dev/null</text:span></text:p>
      <text:p text:style-name="P22"><text:span text:style-name="T17"><text:s/></text:span></text:p>
      <text:p text:style-name="P22"><text:span text:style-name="T17"># Add to PATH if needed (replace /usr/local/bin with actual path)</text:span></text:p>
      <text:p text:style-name="P21"><text:span text:style-name="T17">export PATH="/usr/local/bin:$PATH"</text:span></text:p>
      <text:h text:style-name="P19" text:outline-level="2"><text:span text:style-name="T16">10.8 build_fst.py: no entries generated for VerbRoot</text:span></text:h>
      <text:p text:style-name="P20"><text:span text:style-name="T17"><text:s text:c="2"/>Verbs total: 450 <text:s text:c="2"/>high: 0 <text:s text:c="2"/>medium: 0 <text:s text:c="2"/>low: 450 (skipped)</text:span></text:p>
      <text:p text:style-name="P21"><text:span text:style-name="T17"><text:s text:c="2"/>WARNING: VerbRoot lexicon is empty</text:span></text:p>
      <text:p text:style-name="P10"><text:span text:style-name="T9">All verb entries have stem_confidence: "low" or no stem set. The build script skips low-confidence stems. Fix: review verbs.yaml and set at least a few entries to stem_confidence: "high" with correct stems. Then re-run build_fst.py.</text:span></text:p>
      <text:p text:style-name="Standard"/>
      <text:h text:style-name="P7" text:outline-level="1"><text:span text:style-name="T6">11. Phase 2 Roadmap</text:span></text:h>
      <text:p text:style-name="P10"><text:span text:style-name="T9">Phase 2 extends the HFST analyser with tone representation and post-lexical prosodic rules. The architecture is already designed; the implementation requires primary-source tonal data for verb roots and nouns.</text:span></text:p>
      <text:h text:style-name="P19" text:outline-level="2"><text:span text:style-name="T16">11.1 Phase 2 components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13"><text:span text:style-name="T10">Component</text:span></text:p>
            </table:table-cell>
            <table:table-cell table:style-name="Table15.A1" office:value-type="string">
              <text:p text:style-name="P13"><text:span text:style-name="T10">Status</text:span></text:p>
            </table:table-cell>
            <table:table-cell table:style-name="Table15.A1" office:value-type="string">
              <text:p text:style-name="P13"><text:span text:style-name="T10">Description</text:span>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13"><text:span text:style-name="T11">Autosegmental tone transducer</text:span></text:p>
          </table:table-cell>
          <table:table-cell table:style-name="Table15.A2" office:value-type="string">
            <text:p text:style-name="P13"><text:span text:style-name="T12">Planned</text:span></text:p>
          </table:table-cell>
          <table:table-cell table:style-name="Table15.A2" office:value-type="string">
            <text:p text:style-name="P13"><text:span text:style-name="T11">A separate HFST transducer applies tonal melody rules (TS.1, TS.2, OCP.1, TL.1, TL.2) as a post-processing layer composed onto the Phase 1 analyser. PST/REM_PST will be disambiguated by surface tone, not only by tag.</text:span></text:p>
          </table:table-cell>
        </table:table-row>
        <table:table-row table:style-name="Table15.1">
          <table:table-cell table:style-name="Table15.A3" office:value-type="string">
            <text:p text:style-name="P13"><text:span text:style-name="T11">Penultimate lengthening (VL.2)</text:span></text:p>
          </table:table-cell>
          <table:table-cell table:style-name="Table15.A3" office:value-type="string">
            <text:p text:style-name="P13"><text:span text:style-name="T12">Planned</text:span></text:p>
          </table:table-cell>
          <table:table-cell table:style-name="Table15.A3" office:value-type="string">
            <text:p text:style-name="P13"><text:span text:style-name="T11">A prosodic transducer applies penultimate vowel lengthening in phrase-final position. Requires syllable boundary detection not currently present in the Phase 1 twolc.</text:span></text:p>
          </table:table-cell>
        </table:table-row>
        <table:table-row table:style-name="Table15.1">
          <table:table-cell table:style-name="Table15.A2" office:value-type="string">
            <text:p text:style-name="P13"><text:span text:style-name="T11">Tone markup in verbs.yaml</text:span></text:p>
          </table:table-cell>
          <table:table-cell table:style-name="Table15.A2" office:value-type="string">
            <text:p text:style-name="P13"><text:span text:style-name="T12">Data needed</text:span></text:p>
          </table:table-cell>
          <table:table-cell table:style-name="Table15.A2" office:value-type="string">
            <text:p text:style-name="P13"><text:span text:style-name="T11">Every verb root needs a tone_class field (H = high tone melody, L = low tone melody, HL = falling). About 380 high-confidence entries need this filled.</text:span></text:p>
          </table:table-cell>
        </table:table-row>
        <table:table-row table:style-name="Table15.1">
          <table:table-cell table:style-name="Table15.A3" office:value-type="string">
            <text:p text:style-name="P13"><text:span text:style-name="T11">Tone markup in nouns.yaml</text:span></text:p>
          </table:table-cell>
          <table:table-cell table:style-name="Table15.A3" office:value-type="string">
            <text:p text:style-name="P13"><text:span text:style-name="T12">Data needed</text:span></text:p>
          </table:table-cell>
          <table:table-cell table:style-name="Table15.A3" office:value-type="string">
            <text:p text:style-name="P13"><text:span text:style-name="T11">Noun citation forms need tonal diacritics added. Requires fieldwork data or primary reference grammar transcription.</text:span></text:p>
          </table:table-cell>
        </table:table-row>
        <table:table-row table:style-name="Table15.1">
          <table:table-cell table:style-name="Table15.A2" office:value-type="string">
            <text:p text:style-name="P13"><text:span text:style-name="T11">Full plural forms in nouns.yaml</text:span></text:p>
          </table:table-cell>
          <table:table-cell table:style-name="Table15.A2" office:value-type="string">
            <text:p text:style-name="P13"><text:span text:style-name="T12">Data needed</text:span></text:p>
          </table:table-cell>
          <table:table-cell table:style-name="Table15.A2" office:value-type="string">
            <text:p text:style-name="P13"><text:span text:style-name="T11">full_form_plural is currently empty for most entries. Without it, plural forms are not generated by the FST.</text:span></text:p>
          </table:table-cell>
        </table:table-row>
        <table:table-row table:style-name="Table15.1">
          <table:table-cell table:style-name="Table15.A3" office:value-type="string">
            <text:p text:style-name="P13"><text:span text:style-name="T11">hfst_backend.py Phase 2 integration</text:span></text:p>
          </table:table-cell>
          <table:table-cell table:style-name="Table15.A3" office:value-type="string">
            <text:p text:style-name="P13"><text:span text:style-name="T12">Planned</text:span></text:p>
          </table:table-cell>
          <table:table-cell table:style-name="Table15.A3" office:value-type="string">
            <text:p text:style-name="P13"><text:span text:style-name="T11">HFSTBackend.analyse() will optionally apply the tone transducer. A new tone_feats field on AnalysisResult will carry the tonal features.</text:span></text:p>
          </table:table-cell>
        </table:table-row>
      </table:table>
      <text:h text:style-name="P19" text:outline-level="2"><text:span text:style-name="T16">11.2 Phase 2 prerequisites</text:span></text:h>
      <text:p text:style-name="P10"><text:span text:style-name="T9">Before Phase 2 work can begin, the following data tasks must be completed:</text:span></text:p>
      <text:list text:continue-list="list64935693137625" text:style-name="WWNum2">
        <text:list-item>
          <text:p text:style-name="P26"><text:span text:style-name="T9">Fill tone_class in verbs.yaml for all high-confidence entries (H / L / HL / LH)</text:span></text:p>
        </text:list-item>
        <text:list-item>
          <text:p text:style-name="P26"><text:span text:style-name="T9">Add tonal diacritics to noun citation forms in nouns.yaml (requires Hoch 1960 or fieldwork)</text:span></text:p>
        </text:list-item>
        <text:list-item>
          <text:p text:style-name="P26"><text:span text:style-name="T9">Verify full_form_plural for at least NC1–NC10 nouns</text:span></text:p>
        </text:list-item>
        <text:list-item>
          <text:p text:style-name="P26"><text:span text:style-name="T9">Write the tone melody rules as HFST xfst replace rules</text:span></text:p>
        </text:list-item>
        <text:list-item>
          <text:p text:style-name="P26"><text:span text:style-name="T9">Test the tone transducer on the PST/REM_PST minimal pair (both surface as "aka")</text:span></text:p>
        </text:list-item>
      </text:list>
      <text:h text:style-name="P19" text:outline-level="2"><text:span text:style-name="T16">11.3 PST / REM_PST disambiguation strategy</text:span></text:h>
      <text:p text:style-name="P10"><text:span text:style-name="T9">In Phase 1, the forms "balya aka" (they ate, recent) and "balya aka" (they ate, remote) are identical on the surface. The analyser returns two readings:</text:span></text:p>
      <text:p text:style-name="P20"><text:span text:style-name="T17"># Phase 1 output for ambiguous form "bakalyaa"</text:span></text:p>
      <text:p text:style-name="P22"><text:span text:style-name="T17">echo "bakalyaa" | hfst-lookup chitonga-analyser.hfst</text:span></text:p>
      <text:p text:style-name="P22"><text:soft-page-break/><text:span text:style-name="T17"><text:s/></text:span></text:p>
      <text:p text:style-name="P22"><text:span text:style-name="T17">bakalyaa <text:s text:c="2"/>ba+SM2+PST+lya+V+a+FV_IND <text:s text:c="4"/>0.0</text:span></text:p>
      <text:p text:style-name="P21"><text:span text:style-name="T17">bakalyaa <text:s text:c="2"/>ba+SM2+REM_PST+lya+V+a+FV_IND <text:s/>0.0</text:span></text:p>
      <text:p text:style-name="P10"><text:span text:style-name="T9">In Phase 2, the tone transducer will assign different surface tones and the two readings will be uniquely identifiable by tonal pattern (L-L for PST, H-L for REM_PST).</text:span></text:p>
      <text:p text:style-name="P11"/>
      <text:p text:style-name="P28"/>
      <text:p text:style-name="P8"/>
      <text:p text:style-name="P29"><text:span text:style-name="T26">Gobelo Grammar Toolkit <text:s/>· <text:s/>HFST Installation &amp; Setup Guide <text:s/>· <text:s/>v1.0.0</text:span></text:p>
      <text:p text:style-name="P30"><text:span text:style-name="T27">Helsinki Finite-State Toolkit — Phase 2 Morphological Analysi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ZM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ZM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25in" fo:margin-bottom="0.1252in" style:contextual-spacing="false"/>
      <style:text-properties fo:color="#1a1614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945in" fo:margin-bottom="0.0835in" style:contextual-spacing="false"/>
      <style:text-properties fo:color="#b85c38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555in" style:contextual-spacing="false"/>
      <style:text-properties fo:color="#2a6b69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in" fo:margin-bottom="0.0835in" style:contextual-spacing="false" fo:padding-left="0in" fo:padding-right="0in" fo:padding-top="0in" fo:padding-bottom="0.0555in" fo:border-left="none" fo:border-right="none" fo:border-top="none" fo:border-bottom="0.51pt solid #b85c38">
        <style:tab-stops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top="0.0835in" fo:margin-bottom="0in" style:contextual-spacing="false" fo:padding-left="0in" fo:padding-right="0in" fo:padding-top="0.0555in" fo:padding-bottom="0in" fo:border-left="none" fo:border-right="none" fo:border-top="0.51pt solid #d8cebf" fo:border-bottom="none"/>
    </style:style>
    <style:style style:name="MT1" style:family="text">
      <style:text-properties fo:color="#b85c38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MT2" style:family="text">
      <style:text-properties fo:color="#7a6e68" loext:opacity="100%" style:font-name="Arial" fo:font-size="9pt" style:font-name-asian="Arial2" style:font-size-asian="9pt" style:font-name-complex="Arial2" style:font-size-complex="9pt"/>
    </style:style>
    <style:style style:name="MT3" style:family="text">
      <style:text-properties fo:color="#7a6e68" loext:opacity="100%" style:font-name="Arial" fo:font-size="8pt" fo:font-style="italic" style:font-name-asian="Arial2" style:font-size-asian="8pt" style:font-style-asian="italic" style:font-name-complex="Arial2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obelo Grammar Toolkit</text:span><text:span text:style-name="MT2"><text:tab/>HFST Installation &amp; Setup Guide <text:s/>v1.0.0</text:span></text:p>
      </style:header>
      <style:footer>
        <text:p text:style-name="MP2"><text:span text:style-name="MT3">Helsinki Finite-State Toolkit — Phase 2 Morphological Analysi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Un-named</dc:creator>
    <meta:editing-cycles>1</meta:editing-cycles>
    <meta:creation-date>2026-03-21T12:55:44.993000000</meta:creation-date>
    <dc:date>2026-03-21T12:55:44.994000000</dc:date>
    <meta:document-statistic meta:table-count="15" meta:image-count="0" meta:object-count="0" meta:page-count="28" meta:paragraph-count="933" meta:word-count="5089" meta:character-count="37944" meta:non-whitespace-character-count="31465"/>
    <meta:generator>LibreOffice/25.2.7.2$Windows_X86_64 LibreOffice_project/5cbfd1ab6520636bb5f7b99185aa69bd7456825d</meta:generator>
  </office:meta>
</office:document-meta>
</file>